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6.257cm"/>
    </style:style>
    <style:style style:name="co3" style:family="table-column">
      <style:table-column-properties fo:break-before="auto" style:column-width="5.043cm"/>
    </style:style>
    <style:style style:name="co4" style:family="table-column">
      <style:table-column-properties fo:break-before="auto" style:column-width="6.144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3.214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5.299cm"/>
    </style:style>
    <style:style style:name="co10" style:family="table-column">
      <style:table-column-properties fo:break-before="auto" style:column-width="2.988cm"/>
    </style:style>
    <style:style style:name="co11" style:family="table-column">
      <style:table-column-properties fo:break-before="auto" style:column-width="2.425cm"/>
    </style:style>
    <style:style style:name="co12" style:family="table-column">
      <style:table-column-properties fo:break-before="auto" style:column-width="4.089cm"/>
    </style:style>
    <style:style style:name="co13" style:family="table-column">
      <style:table-column-properties fo:break-before="auto" style:column-width="2.2cm"/>
    </style:style>
    <style:style style:name="co14" style:family="table-column">
      <style:table-column-properties fo:break-before="auto" style:column-width="3.722cm"/>
    </style:style>
    <style:style style:name="co15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3.327cm"/>
    </style:style>
    <style:style style:name="co17" style:family="table-column">
      <style:table-column-properties fo:break-before="auto" style:column-width="1.75cm"/>
    </style:style>
    <style:style style:name="co18" style:family="table-column">
      <style:table-column-properties fo:break-before="auto" style:column-width="4.54cm"/>
    </style:style>
    <style:style style:name="co19" style:family="table-column">
      <style:table-column-properties fo:break-before="auto" style:column-width="1.665cm"/>
    </style:style>
    <style:style style:name="co20" style:family="table-column">
      <style:table-column-properties fo:break-before="auto" style:column-width="4.115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2.708cm"/>
    </style:style>
    <style:style style:name="co23" style:family="table-column">
      <style:table-column-properties fo:break-before="auto" style:column-width="2.933cm"/>
    </style:style>
    <style:style style:name="co24" style:family="table-column">
      <style:table-column-properties fo:break-before="auto" style:column-width="3.889cm"/>
    </style:style>
    <style:style style:name="co25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3.524cm"/>
    </style:style>
    <style:style style:name="co27" style:family="table-column">
      <style:table-column-properties fo:break-before="auto" style:column-width="2.032cm"/>
    </style:style>
    <style:style style:name="co28" style:family="table-column">
      <style:table-column-properties fo:break-before="auto" style:column-width="2.284cm"/>
    </style:style>
    <style:style style:name="co29" style:family="table-column">
      <style:table-column-properties fo:break-before="auto" style:column-width="2.679cm"/>
    </style:style>
    <style:style style:name="co30" style:family="table-column">
      <style:table-column-properties fo:break-before="auto" style:column-width="2.51cm"/>
    </style:style>
    <style:style style:name="co31" style:family="table-column">
      <style:table-column-properties fo:break-before="auto" style:column-width="1.806cm"/>
    </style:style>
    <style:style style:name="co32" style:family="table-column">
      <style:table-column-properties fo:break-before="auto" style:column-width="1.498cm"/>
    </style:style>
    <style:style style:name="co33" style:family="table-column">
      <style:table-column-properties fo:break-before="auto" style:column-width="4.697cm"/>
    </style:style>
    <style:style style:name="co34" style:family="table-column">
      <style:table-column-properties fo:break-before="auto" style:column-width="3.909cm"/>
    </style:style>
    <style:style style:name="co35" style:family="table-column">
      <style:table-column-properties fo:break-before="auto" style:column-width="6.013cm"/>
    </style:style>
    <style:style style:name="co36" style:family="table-column">
      <style:table-column-properties fo:break-before="auto" style:column-width="1.272cm"/>
    </style:style>
    <style:style style:name="co37" style:family="table-column">
      <style:table-column-properties fo:break-before="auto" style:column-width="1.949cm"/>
    </style:style>
    <style:style style:name="co38" style:family="table-column">
      <style:table-column-properties fo:break-before="auto" style:column-width="1.723cm"/>
    </style:style>
    <style:style style:name="co39" style:family="table-column">
      <style:table-column-properties fo:break-before="auto" style:column-width="0.933cm"/>
    </style:style>
    <style:style style:name="co40" style:family="table-column">
      <style:table-column-properties fo:break-before="auto" style:column-width="0.822cm"/>
    </style:style>
    <style:style style:name="co41" style:family="table-column">
      <style:table-column-properties fo:break-before="auto" style:column-width="1.889cm"/>
    </style:style>
    <style:style style:name="co42" style:family="table-column">
      <style:table-column-properties fo:break-before="auto" style:column-width="3.085cm"/>
    </style:style>
    <style:style style:name="co43" style:family="table-column">
      <style:table-column-properties fo:break-before="auto" style:column-width="13.224cm"/>
    </style:style>
    <style:style style:name="co44" style:family="table-column">
      <style:table-column-properties fo:break-before="auto" style:column-width="3.803cm"/>
    </style:style>
    <style:style style:name="co45" style:family="table-column">
      <style:table-column-properties fo:break-before="auto" style:column-width="3.27cm"/>
    </style:style>
    <style:style style:name="co46" style:family="table-column">
      <style:table-column-properties fo:break-before="auto" style:column-width="7.973cm"/>
    </style:style>
    <style:style style:name="co47" style:family="table-column">
      <style:table-column-properties fo:break-before="auto" style:column-width="1.693cm"/>
    </style:style>
    <style:style style:name="co48" style:family="table-column">
      <style:table-column-properties fo:break-before="auto" style:column-width="4.68cm"/>
    </style:style>
    <style:style style:name="co49" style:family="table-column">
      <style:table-column-properties fo:break-before="auto" style:column-width="6.2cm"/>
    </style:style>
    <style:style style:name="co50" style:family="table-column">
      <style:table-column-properties fo:break-before="auto" style:column-width="3.496cm"/>
    </style:style>
    <style:style style:name="co51" style:family="table-column">
      <style:table-column-properties fo:break-before="auto" style:column-width="1.609cm"/>
    </style:style>
    <style:style style:name="co52" style:family="table-column">
      <style:table-column-properties fo:break-before="auto" style:column-width="1.355cm"/>
    </style:style>
    <style:style style:name="co53" style:family="table-column">
      <style:table-column-properties fo:break-before="auto" style:column-width="0.736cm"/>
    </style:style>
    <style:style style:name="co54" style:family="table-column">
      <style:table-column-properties fo:break-before="auto" style:column-width="0.566cm"/>
    </style:style>
    <style:style style:name="co55" style:family="table-column">
      <style:table-column-properties fo:break-before="auto" style:column-width="12.592cm"/>
    </style:style>
    <style:style style:name="co56" style:family="table-column">
      <style:table-column-properties fo:break-before="auto" style:column-width="1.185cm"/>
    </style:style>
    <style:style style:name="co57" style:family="table-column">
      <style:table-column-properties fo:break-before="auto" style:column-width="16.228cm"/>
    </style:style>
    <style:style style:name="co58" style:family="table-column">
      <style:table-column-properties fo:break-before="auto" style:column-width="0.877cm"/>
    </style:style>
    <style:style style:name="co59" style:family="table-column">
      <style:table-column-properties fo:break-before="auto" style:column-width="1.468cm"/>
    </style:style>
    <style:style style:name="co60" style:family="table-column">
      <style:table-column-properties fo:break-before="auto" style:column-width="3.157cm"/>
    </style:style>
    <style:style style:name="co61" style:family="table-column">
      <style:table-column-properties fo:break-before="auto" style:column-width="2.905cm"/>
    </style:style>
    <style:style style:name="co62" style:family="table-column">
      <style:table-column-properties fo:break-before="auto" style:column-width="0.792cm"/>
    </style:style>
    <style:style style:name="co63" style:family="table-column">
      <style:table-column-properties fo:break-before="auto" style:column-width="1.411cm"/>
    </style:style>
    <style:style style:name="co64" style:family="table-column">
      <style:table-column-properties fo:break-before="auto" style:column-width="0.651cm"/>
    </style:style>
    <style:style style:name="co65" style:family="table-column">
      <style:table-column-properties fo:break-before="auto" style:column-width="0.482cm"/>
    </style:style>
    <style:style style:name="co66" style:family="table-column">
      <style:table-column-properties fo:break-before="auto" style:column-width="0.82cm"/>
    </style:style>
    <style:style style:name="co67" style:family="table-column">
      <style:table-column-properties fo:break-before="auto" style:column-width="8.708cm"/>
    </style:style>
    <style:style style:name="co68" style:family="table-column">
      <style:table-column-properties fo:break-before="auto" style:column-width="1.046cm"/>
    </style:style>
    <style:style style:name="co69" style:family="table-column">
      <style:table-column-properties fo:break-before="auto" style:column-width="9.58cm"/>
    </style:style>
    <style:style style:name="co70" style:family="table-column">
      <style:table-column-properties fo:break-before="auto" style:column-width="9.843cm"/>
    </style:style>
    <style:style style:name="co71" style:family="table-column">
      <style:table-column-properties fo:break-before="auto" style:column-width="2.736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46cm" fo:break-before="auto" style:use-optimal-row-height="true"/>
    </style:style>
    <style:style style:name="ta1" style:family="table" style:master-page-name="PageStyle_5f_Init">
      <style:table-properties table:display="true" style:writing-mode="lr-tb"/>
    </style:style>
    <style:style style:name="ta2" style:family="table" style:master-page-name="PageStyle_5f_Rendez_5f_vous">
      <style:table-properties table:display="true" style:writing-mode="lr-tb"/>
    </style:style>
    <style:style style:name="ta3" style:family="table" style:master-page-name="PageStyle_5f_Todo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ta5" style:family="table" style:master-page-name="PageStyle_5f_Ressources">
      <style:table-properties table:display="true" style:writing-mode="lr-tb"/>
    </style:style>
    <style:style style:name="ta6" style:family="table" style:master-page-name="PageStyle_5f_Agenda">
      <style:table-properties table:display="true" style:writing-mode="lr-tb"/>
    </style:style>
    <style:style style:name="ta7" style:family="table" style:master-page-name="PageStyle_5f_Appe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ff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Luxi Sans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uxi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uxi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Ini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8" table:default-cell-style-name="ce2"/>
        <table:table-column table:style-name="co30" table:default-cell-style-name="ce2"/>
        <table:table-column table:style-name="co8" table:default-cell-style-name="ce2"/>
        <table:table-column table:style-name="co31" table:number-columns-repeated="220" table:default-cell-style-name="ce2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recherche événement(DCALENDAR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rnière révision</text:p>
          </table:table-cell>
          <table:table-cell table:style-name="ce1" office:value-type="string">
            <text:p>différence majuscule/minuscule</text:p>
          </table:table-cell>
          <table:table-cell table:style-name="ce1" office:value-type="string">
            <text:p>fid amille</text:p>
          </table:table-cell>
          <table:table-cell table:style-name="ce1" office:value-type="string">
            <text:p>dossier racine</text:p>
          </table:table-cell>
          <table:table-cell table:style-name="ce1" office:value-type="string">
            <text:p>profondeur de recherche</text:p>
          </table:table-cell>
          <table:table-cell table:style-name="ce1" office:value-type="string">
            <text:p>requête sql</text:p>
          </table:table-cell>
          <table:table-cell table:style-name="ce1" office:value-type="string">
            <text:p>id dossier père courant</text:p>
          </table:table-cell>
          <table:table-cell table:style-name="ce1" office:value-type="string">
            <text:p>dossier père courant</text:p>
          </table:table-cell>
          <table:table-cell table:style-name="ce1" office:value-type="string">
            <text:p>Conditions</text:p>
          </table:table-cell>
          <table:table-cell table:style-name="ce1" office:value-type="string">
            <text:p>opérateurs logiques</text:p>
          </table:table-cell>
          <table:table-cell table:style-name="ce1" office:value-type="string">
            <text:p>attributs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mot-clefs</text:p>
          </table:table-cell>
          <table:table-cell table:style-name="ce1" office:value-type="string">
            <text:p>texte</text:p>
          </table:table-cell>
          <table:table-cell table:style-name="ce1" office:value-type="string">
            <text:p>texte opérateur</text:p>
          </table:table-cell>
          <table:table-cell table:style-name="ce1" office:value-type="string">
            <text:p>id producteur</text:p>
          </table:table-cell>
          <table:table-cell table:style-name="ce1" office:value-type="string">
            <text:p>producteur</text:p>
          </table:table-cell>
          <table:table-cell table:style-name="ce1" office:value-type="string">
            <text:p>famille</text:p>
          </table:table-cell>
          <table:table-cell table:style-name="ce1" office:value-type="string">
            <text:p>couleurs</text:p>
          </table:table-cell>
          <table:table-cell table:style-name="ce1" office:value-type="string">
            <text:p>luminance</text:p>
          </table:table-cell>
          <table:table-cell table:style-name="ce1" office:value-type="string">
            <text:p>trié par</text:p>
          </table:table-cell>
          <table:table-cell table:style-name="ce1" office:value-type="string">
            <text:p>sens du tri</text:p>
          </table:table-cell>
          <table:table-cell table:style-name="ce1" office:value-type="string">
            <text:p>puis par</text:p>
          </table:table-cell>
          <table:table-cell table:style-name="ce1" office:value-type="string">
            <text:p>sens du tri</text:p>
          </table:table-cell>
          <table:table-cell table:style-name="ce1" table:number-columns-repeated="227"/>
        </table:table-row>
        <table:table-row table:style-name="ro1">
          <table:table-cell office:value-type="string">
            <text:p>ORDER</text:p>
          </table:table-cell>
          <table:table-cell office:value-type="string">
            <text:p>DCALENDA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se_latest</text:p>
          </table:table-cell>
          <table:table-cell office:value-type="string">
            <text:p>se_case</text:p>
          </table:table-cell>
          <table:table-cell office:value-type="string">
            <text:p>se_famid</text:p>
          </table:table-cell>
          <table:table-cell office:value-type="string">
            <text:p>se_idfld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t_detail</text:p>
          </table:table-cell>
          <table:table-cell office:value-type="string">
            <text:p>se_o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office:value-type="string">
            <text:p>dcal_text</text:p>
          </table:table-cell>
          <table:table-cell office:value-type="string">
            <text:p>dcal_textop</text:p>
          </table:table-cell>
          <table:table-cell office:value-type="string">
            <text:p>dcal_idproducer</text:p>
          </table:table-cell>
          <table:table-cell office:value-type="string">
            <text:p>dcal_producer</text:p>
          </table:table-cell>
          <table:table-cell office:value-type="string">
            <text:p>se_fam</text:p>
          </table:table-cell>
          <table:table-cell office:value-type="string">
            <text:p>dcal_coloridx</text:p>
          </table:table-cell>
          <table:table-cell office:value-type="string">
            <text:p>dcal_luminance</text:p>
          </table:table-cell>
          <table:table-cell office:value-type="string">
            <text:p>dcal_orderidx1</text:p>
          </table:table-cell>
          <table:table-cell office:value-type="string">
            <text:p>dcal_orderdesc1</text:p>
          </table:table-cell>
          <table:table-cell office:value-type="string">
            <text:p>dcal_orderidx2</text:p>
          </table:table-cell>
          <table:table-cell office:value-type="string">
            <text:p>dcal_orderdesc2</text:p>
          </table:table-cell>
          <table:table-cell table:number-columns-repeated="227"/>
        </table:table-row>
        <table:table-row table:style-name="ro1">
          <table:table-cell office:value-type="string">
            <text:p>DOC</text:p>
          </table:table-cell>
          <table:table-cell office:value-type="string">
            <text:p>DCALENDAR</text:p>
          </table:table-cell>
          <table:table-cell office:value-type="string">
            <text:p>WG_AGENDA</text:p>
          </table:table-cell>
          <table:table-cell/>
          <table:table-cell office:value-type="string">
            <text:p>Mon agenda</text:p>
          </table:table-cell>
          <table:table-cell office:value-type="string">
            <text:p>yes</text:p>
          </table:table-cell>
          <table:table-cell/>
          <table:table-cell office:value-type="string">
            <text:p>EVENT</text:p>
          </table:table-cell>
          <table:table-cell table:number-columns-repeated="6"/>
          <table:table-cell office:value-type="string">
            <text:p>and</text:p>
          </table:table-cell>
          <table:table-cell office:value-type="string">
            <text:p>evt_idres\nevt_frominitiatorid</text:p>
          </table:table-cell>
          <table:table-cell office:value-type="string">
            <text:p>~y\n~*</text:p>
          </table:table-cell>
          <table:table-cell office:value-type="string">
            <text:p>?idres\n?idfamref</text:p>
          </table:table-cell>
          <table:table-cell/>
          <table:table-cell office:value-type="string">
            <text:p>~*</text:p>
          </table:table-cell>
          <table:table-cell/>
          <table:table-cell office:value-type="string">
            <text:p>Tous les familles</text:p>
          </table:table-cell>
          <table:table-cell office:value-type="string">
            <text:p>événement</text:p>
          </table:table-cell>
          <table:table-cell office:value-type="string">
            <text:p>ir</text:p>
          </table:table-cell>
          <table:table-cell office:value-type="string">
            <text:p>0.6</text:p>
          </table:table-cell>
          <table:table-cell office:value-type="string">
            <text:p>absx</text:p>
          </table:table-cell>
          <table:table-cell office:value-type="string">
            <text:p>ASC</text:p>
          </table:table-cell>
          <table:table-cell/>
          <table:table-cell office:value-type="string">
            <text:p>ASC</text:p>
          </table:table-cell>
          <table:table-cell table:number-columns-repeated="227"/>
        </table:table-row>
        <table:table-row table:style-name="ro2">
          <table:table-cell office:value-type="string">
            <text:p>DOC</text:p>
          </table:table-cell>
          <table:table-cell office:value-type="string">
            <text:p>DCALENDAR</text:p>
          </table:table-cell>
          <table:table-cell office:value-type="string">
            <text:p>WG_ALLEVENTS</text:p>
          </table:table-cell>
          <table:table-cell/>
          <table:table-cell office:value-type="string">
            <text:p>Tous les rendez-vous</text:p>
          </table:table-cell>
          <table:table-cell office:value-type="string">
            <text:p>yes</text:p>
          </table:table-cell>
          <table:table-cell/>
          <table:table-cell office:value-type="string">
            <text:p>EVENT_FROM_CAL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ersonne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string">
            <text:p>USER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16" table:number-columns-repeated="4"/>
          <table:table-cell table:number-columns-repeated="25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US_VIEWAGENDA</text:p>
          </table:table-cell>
          <table:table-cell table:style-name="ce4"/>
          <table:table-cell table:style-name="ce4" office:value-type="string">
            <text:p>Voir son agenda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menu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&amp;app=WGCAL&amp;action=WGCAL_CALENDAR&amp;sm=1&amp;ress=%I%</text:p>
          </table:table-cell>
          <table:table-cell table:style-name="ce4" table:number-columns-repeated="245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US_NRENDEZVOUS</text:p>
          </table:table-cell>
          <table:table-cell table:style-name="ce4"/>
          <table:table-cell table:style-name="ce4" office:value-type="string">
            <text:p>Convier à un RV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menu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&amp;app=GENERIC&amp;action=GENERIC_EDIT&amp;classid=CALEVENT&amp;wress=%I%</text:p>
          </table:table-cell>
          <table:table-cell table:style-name="ce4" table:number-columns-repeated="245"/>
        </table:table-row>
        <table:table-row table:style-name="ro1">
          <table:table-cell office:value-type="string">
            <text:p>END</text:p>
          </table:table-cell>
          <table:table-cell/>
          <table:table-cell table:style-name="ce16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ce16" table:number-columns-repeated="4"/>
          <table:table-cell table:number-columns-repeated="250"/>
        </table:table-row>
        <table:table-row table:style-name="ro4">
          <table:table-cell table:style-name="ce5" office:value-type="string">
            <text:p>BEGIN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utilisateur</text:p>
          </table:table-cell>
          <table:table-cell table:style-name="ce3" office:value-type="float" office:value="128">
            <text:p>128</text:p>
          </table:table-cell>
          <table:table-cell table:style-name="ce3"/>
          <table:table-cell table:style-name="ce3" office:value-type="string">
            <text:p>IUSER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16" table:number-columns-repeated="4"/>
          <table:table-cell table:number-columns-repeated="250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US_WGCAL_FGROUPS</text:p>
          </table:table-cell>
          <table:table-cell table:style-name="ce14"/>
          <table:table-cell table:style-name="ce14" office:value-type="string">
            <text:p>Prefered goup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4" office:value-type="float" office:value="10100">
            <text:p>10100</text:p>
          </table:table-cell>
          <table:table-cell table:style-name="ce14" office:value-type="string">
            <text:p>H</text:p>
          </table:table-cell>
          <table:table-cell table:style-name="ce1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WGCAL_GROUPS</text:p>
          </table:table-cell>
          <table:table-cell table:formula="oooc:=[.B13]" office:value-type="string" office:string-value="US_WGCAL_FGROUPS">
            <text:p>US_WGCAL_FGROUPS</text:p>
          </table:table-cell>
          <table:table-cell office:value-type="string">
            <text:p>Group Lis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3]+10" office:value-type="float" office:value="10110">
            <text:p>101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WGCAL_GNAME</text:p>
          </table:table-cell>
          <table:table-cell table:formula="oooc:=[.B14]" office:value-type="string" office:string-value="US_WGCAL_GROUPS">
            <text:p>US_WGCAL_GROUPS</text:p>
          </table:table-cell>
          <table:table-cell office:value-type="string">
            <text:p>Nam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10110">
            <text:p>101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WGCAL_GID</text:p>
          </table:table-cell>
          <table:table-cell table:formula="oooc:=[.B14]" office:value-type="string" office:string-value="US_WGCAL_GROUPS">
            <text:p>US_WGCAL_GROUPS</text:p>
          </table:table-cell>
          <table:table-cell office:value-type="string">
            <text:p>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120">
            <text:p>10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WGCAL_GWID</text:p>
          </table:table-cell>
          <table:table-cell table:formula="oooc:=[.B14]" office:value-type="string" office:string-value="US_WGCAL_GROUPS">
            <text:p>US_WGCAL_GROUPS</text:p>
          </table:table-cell>
          <table:table-cell office:value-type="string">
            <text:p>What 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16]+10" office:value-type="float" office:value="10130">
            <text:p>101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END</text:p>
          </table:table-cell>
          <table:table-cell/>
          <table:table-cell table:style-name="ce16" table:number-columns-repeated="4"/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string">
            <text:p>IUSER</text:p>
          </table:table-cell>
          <table:table-cell table:style-name="ce9" office:value-type="string">
            <text:p>Calendrier</text:p>
          </table:table-cell>
          <table:table-cell table:style-name="ce9" table:number-columns-repeated="2"/>
          <table:table-cell table:style-name="ce9" office:value-type="string">
            <text:p>CALENDAR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// METHOD</text:p>
          </table:table-cell>
          <table:table-cell table:style-name="ce9" office:value-type="string">
            <text:p>Method.RendezVousEvent.php</text:p>
          </table:table-cell>
          <table:table-cell table:style-name="ce9" table:number-columns-repeated="5"/>
          <table:table-cell table:style-name="ce9"/>
          <table:table-cell table:style-name="ce9" table:number-columns-repeated="4"/>
          <table:table-cell table:style-name="ce20"/>
          <table:table-cell table:style-name="ce9" table:number-columns-repeated="243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mycal.gif</text:p>
          </table:table-cell>
          <table:table-cell table:style-name="ce9" table:number-columns-repeated="5"/>
          <table:table-cell table:style-name="ce9"/>
          <table:table-cell table:style-name="ce9" table:number-columns-repeated="4"/>
          <table:table-cell table:style-name="ce20"/>
          <table:table-cell table:style-name="ce9" table:number-columns-repeated="243"/>
        </table:table-row>
        <table:table-row table:style-name="ro5">
          <table:table-cell table:style-name="ce11" office:value-type="string">
            <text:p>ATTR</text:p>
          </table:table-cell>
          <table:table-cell table:style-name="ce15" office:value-type="string">
            <text:p>US_CIVILITY</text:p>
          </table:table-cell>
          <table:table-cell table:style-name="ce15" office:value-type="string">
            <text:p>US_FR_IDENT</text:p>
          </table:table-cell>
          <table:table-cell table:style-name="ce15" office:value-type="string">
            <text:p>civilité</text:p>
          </table:table-cell>
          <table:table-cell table:style-name="ce1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enum</text:p>
          </table:table-cell>
          <table:table-cell table:style-name="ce15" table:formula="oooc:=[.H24]+10" office:value-type="float" office:value="10">
            <text:p>10</text:p>
          </table:table-cell>
          <table:table-cell table:style-name="ce15" office:value-type="string">
            <text:p>H</text:p>
          </table:table-cell>
          <table:table-cell table:style-name="ce19" office:value-type="string">
            <text:p>N</text:p>
          </table:table-cell>
          <table:table-cell table:style-name="ce15" table:number-columns-repeated="2"/>
          <table:table-cell table:style-name="ce15" office:value-type="string">
            <text:p><text:s/>| ,Monsieur|Monsieur,Madame|Madame,Mademoiselle|Mademoiselle,Docteur|Docteur,Professeur|Professeur</text:p>
          </table:table-cell>
          <table:table-cell table:style-name="ce15" table:number-columns-repeated="243"/>
        </table:table-row>
        <table:table-row table:style-name="ro5">
          <table:table-cell table:style-name="ce11" office:value-type="string">
            <text:p>ATTR</text:p>
          </table:table-cell>
          <table:table-cell table:style-name="ce11" office:value-type="string">
            <text:p>US_FNAME</text:p>
          </table:table-cell>
          <table:table-cell table:style-name="ce15" table:formula="oooc:=[.B23]" office:value-type="string" office:string-value="IUSER">
            <text:p>IUSER</text:p>
          </table:table-cell>
          <table:table-cell table:style-name="ce11" office:value-type="string">
            <text:p>prénom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5" table:formula="oooc:=[.H25]+10" office:value-type="float" office:value="10">
            <text:p>10</text:p>
          </table:table-cell>
          <table:table-cell table:style-name="ce15" office:value-type="string">
            <text:p>H</text:p>
          </table:table-cell>
          <table:table-cell table:style-name="ce15" table:number-columns-repeated="247"/>
        </table:table-row>
        <table:table-row table:style-name="ro5">
          <table:table-cell table:style-name="ce11" office:value-type="string">
            <text:p>ATTR</text:p>
          </table:table-cell>
          <table:table-cell table:style-name="ce11" office:value-type="string">
            <text:p>US_PHOTO</text:p>
          </table:table-cell>
          <table:table-cell table:style-name="ce15" table:formula="oooc:=[.B23]" office:value-type="string" office:string-value="IUSER">
            <text:p>IUSER</text:p>
          </table:table-cell>
          <table:table-cell table:style-name="ce11" office:value-type="string">
            <text:p>photographi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mage</text:p>
          </table:table-cell>
          <table:table-cell table:style-name="ce15" table:formula="oooc:=[.H27]+10" office:value-type="float" office:value="20">
            <text:p>20</text:p>
          </table:table-cell>
          <table:table-cell table:style-name="ce15" office:value-type="string">
            <text:p>H</text:p>
          </table:table-cell>
          <table:table-cell table:style-name="ce15" table:number-columns-repeated="247"/>
        </table:table-row>
        <table:table-row table:style-name="ro5">
          <table:table-cell table:style-name="ce11" office:value-type="string">
            <text:p>ATTR</text:p>
          </table:table-cell>
          <table:table-cell table:style-name="ce15" office:value-type="string">
            <text:p>US_INITIALS</text:p>
          </table:table-cell>
          <table:table-cell table:style-name="ce11" office:value-type="string">
            <text:p>US_FR_IDENT</text:p>
          </table:table-cell>
          <table:table-cell table:style-name="ce15" office:value-type="string">
            <text:p>initiales</text:p>
          </table:table-cell>
          <table:table-cell table:style-name="ce1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5" table:formula="oooc:=[.H28]+10" office:value-type="float" office:value="30">
            <text:p>30</text:p>
          </table:table-cell>
          <table:table-cell table:style-name="ce15" office:value-type="string">
            <text:p>H</text:p>
          </table:table-cell>
          <table:table-cell table:style-name="ce15" table:number-columns-repeated="247"/>
        </table:table-row>
        <table:table-row table:style-name="ro5">
          <table:table-cell table:style-name="ce12" office:value-type="string">
            <text:p>ATTR</text:p>
          </table:table-cell>
          <table:table-cell table:style-name="ce13" office:value-type="string">
            <text:p>US_TAB_SOC</text:p>
          </table:table-cell>
          <table:table-cell table:style-name="ce13"/>
          <table:table-cell table:style-name="ce13" office:value-type="string">
            <text:p>Professionnel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8"/>
          <table:table-cell table:style-name="ce13" office:value-type="string">
            <text:p>H</text:p>
          </table:table-cell>
          <table:table-cell table:style-name="ce13"/>
          <table:table-cell table:style-name="ce18" table:number-columns-repeated="246"/>
        </table:table-row>
        <table:table-row table:style-name="ro5">
          <table:table-cell table:style-name="ce12" office:value-type="string">
            <text:p>ATTR</text:p>
          </table:table-cell>
          <table:table-cell table:style-name="ce13" office:value-type="string">
            <text:p>US_TAB_HOME</text:p>
          </table:table-cell>
          <table:table-cell table:style-name="ce13"/>
          <table:table-cell table:style-name="ce13" office:value-type="string">
            <text:p>Personnel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8"/>
          <table:table-cell table:style-name="ce13" office:value-type="string">
            <text:p>H</text:p>
          </table:table-cell>
          <table:table-cell table:style-name="ce13"/>
          <table:table-cell table:style-name="ce18" table:number-columns-repeated="246"/>
        </table:table-row>
        <table:table-row table:style-name="ro5">
          <table:table-cell table:style-name="ce13" office:value-type="string">
            <text:p>ATTR</text:p>
          </table:table-cell>
          <table:table-cell table:style-name="ce13" office:value-type="string">
            <text:p>US_TAB_PRIVACY</text:p>
          </table:table-cell>
          <table:table-cell table:style-name="ce13"/>
          <table:table-cell table:style-name="ce13" office:value-type="string">
            <text:p>sécurité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3"/>
          <table:table-cell table:style-name="ce13" office:value-type="string">
            <text:p>H</text:p>
          </table:table-cell>
          <table:table-cell table:style-name="ce13" table:number-columns-repeated="247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ndez_vous" table:style-name="ta2" table:print="false"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38" table:default-cell-style-name="ce10"/>
        <table:table-column table:style-name="co43" table:default-cell-style-name="ce10"/>
        <table:table-column table:style-name="co36" table:default-cell-style-name="ce10"/>
        <table:table-column table:style-name="co31" table:number-columns-repeated="242" table:default-cell-style-name="ce10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endez-vous</text:p>
          </table:table-cell>
          <table:table-cell table:style-name="ce9" table:number-columns-repeated="2"/>
          <table:table-cell table:style-name="ce9" office:value-type="string">
            <text:p>CALEVENT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DFLD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W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wgcal-small.gif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*Method.PEvents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RendezVous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6">
          <table:table-cell office:value-type="string">
            <text:p>//CVID</text:p>
          </table:table-cell>
          <table:table-cell table:style-name="ce25" office:value-type="string">
            <text:p>CVRDVADMIN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2">
          <table:table-cell table:style-name="ce21" office:value-type="string">
            <text:p>//</text:p>
          </table:table-cell>
          <table:table-cell table:style-name="ce21" office:value-type="string">
            <text:p>idattr</text:p>
          </table:table-cell>
          <table:table-cell table:style-name="ce21" office:value-type="string">
            <text:p>idfram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ord</text:p>
          </table:table-cell>
          <table:table-cell table:style-name="ce21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table:number-columns-repeated="242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LEV_EVENT</text:p>
          </table:table-cell>
          <table:table-cell table:style-name="ce28"/>
          <table:table-cell table:style-name="ce27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48"/>
        </table:table-row>
        <table:table-row table:style-name="ro5">
          <table:table-cell office:value-type="string">
            <text:p>ATTR</text:p>
          </table:table-cell>
          <table:table-cell office:value-type="string">
            <text:p>CALEV_OWNERID</text:p>
          </table:table-cell>
          <table:table-cell office:value-type="string">
            <text:p>CALEV_EVENT</text:p>
          </table:table-cell>
          <table:table-cell office:value-type="string">
            <text:p>Propriétair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20">
            <text:p>20</text:p>
          </table:table-cell>
          <table:table-cell office:value-type="string">
            <text:p>H</text:p>
          </table:table-cell>
          <table:table-cell table:number-columns-repeated="3"/>
          <table:table-cell table:style-name="ce15" office:value-type="string">
            <text:p>::getTitle(CALEV_OWNERID):CALEV_OWNER</text:p>
          </table:table-cell>
          <table:table-cell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CALEV_OWNER</text:p>
          </table:table-cell>
          <table:table-cell office:value-type="string">
            <text:p>CALEV_EVENT</text:p>
          </table:table-cell>
          <table:table-cell office:value-type="string">
            <text:p>Proprié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EV_OWNERID%</text:p>
          </table:table-cell>
          <table:table-cell table:style-name="ce15" office:value-type="string">
            <text:p>fdl.php</text:p>
          </table:table-cell>
          <table:table-cell table:style-name="ce15" office:value-type="string">
            <text:p>lfamilly(D,{IUSER},CALEV_OWNER):CALEV_OWNERID,CALEV_OWNER</text:p>
          </table:table-cell>
          <table:table-cell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CALEV_CREATORID</text:p>
          </table:table-cell>
          <table:table-cell office:value-type="string">
            <text:p>CALEV_EVENT</text:p>
          </table:table-cell>
          <table:table-cell office:value-type="string">
            <text:p>Créat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table:style-name="ce15" office:value-type="string">
            <text:p>::getTitle(CALEV_CREATORID):CALEV_CREATOR</text:p>
          </table:table-cell>
          <table:table-cell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CALEV_CREATOR</text:p>
          </table:table-cell>
          <table:table-cell office:value-type="string">
            <text:p>CALEV_EVENT</text:p>
          </table:table-cell>
          <table:table-cell office:value-type="string">
            <text:p>Cré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EV_CREATORID%</text:p>
          </table:table-cell>
          <table:table-cell table:style-name="ce15" office:value-type="string">
            <text:p>fdl.php</text:p>
          </table:table-cell>
          <table:table-cell table:style-name="ce15" office:value-type="string">
            <text:p>lfamilly(D,{IUSER},CALEV_CREATOR):CALEV_CREATORID,CALEV_CREATO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TITLE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Titr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7]+10" office:value-type="float" office:value="60">
            <text:p>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NOTE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CALENDARID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Calenda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CALENDAR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Agenda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EV_CELENDARID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VISIBILITY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1]+10" office:value-type="float" office:value="100">
            <text:p>10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WGCAL_external.php</text:p>
          </table:table-cell>
          <table:table-cell office:value-type="string">
            <text:p>[hcheck]CAL_getEventVisibilities(D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STATUS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Statu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WGCAL_external.php</text:p>
          </table:table-cell>
          <table:table-cell office:value-type="string">
            <text:p>[hcheck]WGCalGetState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ALARM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Alarm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ALARMDAY</text:p>
          </table:table-cell>
          <table:table-cell table:formula="oooc:=[.C24]" office:value-type="string" office:string-value="CALEV_EVENT">
            <text:p>CALEV_EVENT</text:p>
          </table:table-cell>
          <table:table-cell office:value-type="string">
            <text:p>Jour avan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office:value-type="float" office:value="125">
            <text:p>125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ALARMHOUR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Heure avan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24]+10" office:value-type="float" office:value="130">
            <text:p>1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VALARMMIN</text:p>
          </table:table-cell>
          <table:table-cell table:formula="oooc:=[.C26]" office:value-type="string" office:string-value="CALEV_EVENT">
            <text:p>CALEV_EVENT</text:p>
          </table:table-cell>
          <table:table-cell office:value-type="string">
            <text:p>Minutes avan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25]+10" office:value-type="float" office:value="135">
            <text:p>135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START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Date de déb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formula="oooc:=[.H26]+10" office:value-type="float" office:value="140">
            <text:p>1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ND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Date de fin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imestamp</text:p>
          </table:table-cell>
          <table:table-cell table:formula="oooc:=[.H28]+10" office:value-type="float" office:value="150">
            <text:p>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TIMETYPE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9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times,1|no time,2|all 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FREQUENCY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Fréquenc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30]+10" office:value-type="float" office:value="170">
            <text:p>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CATEGORY</text:p>
          </table:table-cell>
          <table:table-cell table:formula="oooc:=[.C31]" office:value-type="string" office:string-value="CALEV_EVENT">
            <text:p>CALEV_EVENT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50">
            <text:p>15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0|non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CONFGROUPS</text:p>
          </table:table-cell>
          <table:table-cell table:formula="oooc:=[.B13]" office:value-type="string" office:string-value="CALEV_EVENT">
            <text:p>CALEV_EVENT</text:p>
          </table:table-cell>
          <table:table-cell office:value-type="string">
            <text:p>Groupe en 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LOCATION</text:p>
          </table:table-cell>
          <table:table-cell office:value-type="string">
            <text:p>CALEV_EVENT</text:p>
          </table:table-cell>
          <table:table-cell office:value-type="string">
            <text:p>Lieu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3]+10" office:value-type="float" office:value="170">
            <text:p>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LEV_REPEAT</text:p>
          </table:table-cell>
          <table:table-cell table:style-name="ce28"/>
          <table:table-cell table:style-name="ce27" office:value-type="string">
            <text:p>Répéti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300">
            <text:p>30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MODE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6]+10" office:value-type="float" office:value="310">
            <text:p>31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none,1|daily,2|weekly,3|monthly,4|yearl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WEEKDAY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Jour de la semaine</text:p>
          </table:table-cell>
          <table:table-cell table:number-columns-repeated="2" office:value-type="string">
            <text:p>N</text:p>
          </table:table-cell>
          <table:table-cell office:value-type="string">
            <text:p>enumlist</text:p>
          </table:table-cell>
          <table:table-cell table:formula="oooc:=[.H37]+10" office:value-type="float" office:value="320">
            <text:p>32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Monday,1|Tuesday,2|wenesday,3|thurday,4|Friday,5|Saturday,6|Sun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MONTH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Jour ou Da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8]+10" office:value-type="float" office:value="330">
            <text:p>33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by date,1|by 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UNTIL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Répéter jusqu'à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9]+10" office:value-type="float" office:value="340">
            <text:p>34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infinite,1|dat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REPEATUNTILDATE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0]+10" office:value-type="float" office:value="350">
            <text:p>3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3" office:value-type="string">
            <text:p>ATTR</text:p>
          </table:table-cell>
          <table:table-cell office:value-type="string">
            <text:p>CALEV_T_EXCLUDEDATE</text:p>
          </table:table-cell>
          <table:table-cell table:formula="oooc:=[.B36]" office:value-type="string" office:string-value="CALEV_REPEAT">
            <text:p>CALEV_REPEAT</text:p>
          </table:table-cell>
          <table:table-cell office:value-type="string">
            <text:p>Dates excl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41]+10" office:value-type="float" office:value="360">
            <text:p>3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EXCLUDEDATE</text:p>
          </table:table-cell>
          <table:table-cell table:formula="oooc:=[.B42]" office:value-type="string" office:string-value="CALEV_T_EXCLUDEDATE">
            <text:p>CALEV_T_EXCLUDEDATE</text:p>
          </table:table-cell>
          <table:table-cell office:value-type="string">
            <text:p>Dates exclues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42]+10"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7">
          <table:table-cell table:style-name="ce24" office:value-type="string">
            <text:p>ATTR</text:p>
          </table:table-cell>
          <table:table-cell table:style-name="ce27" office:value-type="string">
            <text:p>CALEV_ATTENDEES</text:p>
          </table:table-cell>
          <table:table-cell table:style-name="ce27"/>
          <table:table-cell table:style-name="ce27" office:value-type="string">
            <text:p>Invite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500">
            <text:p>500</text:p>
          </table:table-cell>
          <table:table-cell table:style-name="ce27" table:number-columns-repeated="248"/>
        </table:table-row>
        <table:table-row table:style-name="ro7">
          <table:table-cell office:value-type="string">
            <text:p>ATTR</text:p>
          </table:table-cell>
          <table:table-cell office:value-type="string">
            <text:p>CALEV_ATTEXTMAIL</text:p>
          </table:table-cell>
          <table:table-cell table:formula="oooc:=[.B45]" office:value-type="string" office:string-value="CALEV_ATTENDEES">
            <text:p>CALEV_ATTENDEES</text:p>
          </table:table-cell>
          <table:table-cell office:value-type="string">
            <text:p>Envoi d'un mail aux extérieur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45]+2" office:value-type="float" office:value="502">
            <text:p>502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0|Non,1|Oui</text:p>
          </table:table-cell>
          <table:table-cell table:number-columns-repeated="243"/>
        </table:table-row>
        <table:table-row table:style-name="ro7">
          <table:table-cell office:value-type="string">
            <text:p>ATTR</text:p>
          </table:table-cell>
          <table:table-cell office:value-type="string">
            <text:p>CALEV_CONVOCATION</text:p>
          </table:table-cell>
          <table:table-cell table:formula="oooc:=[.B45]" office:value-type="string" office:string-value="CALEV_ATTENDEES">
            <text:p>CALEV_ATTENDEES</text:p>
          </table:table-cell>
          <table:table-cell office:value-type="string">
            <text:p>Convocatio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505">
            <text:p>505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0|Non,1|Oui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T_ATTENDEES</text:p>
          </table:table-cell>
          <table:table-cell table:formula="oooc:=[.B45]" office:value-type="string" office:string-value="CALEV_ATTENDEES">
            <text:p>CALEV_ATTENDEES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45]+10" office:value-type="float" office:value="510">
            <text:p>5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ID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Attendee ressourc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8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WID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Attendee ressource what 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9]+10" office:value-type="float" office:value="530">
            <text:p>5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TITLE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Invité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540">
            <text:p>5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EV_ATTID%</text:p>
          </table:table-cell>
          <table:table-cell office:value-type="string">
            <text:p>WGCAL_external.php</text:p>
          </table:table-cell>
          <table:table-cell table:style-name="ce32" office:value-type="string">
            <text:p>CAL_getRessources(D,CALEV_ATTTITLE):CALEV_ATTID,CALEV_ATTTITL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STATE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Acceptatio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1]+10" office:value-type="float" office:value="550">
            <text:p>55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WGCAL_external.php</text:p>
          </table:table-cell>
          <table:table-cell office:value-type="string">
            <text:p>[hcheck]WGCalGetStates(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ATTGROUP</text:p>
          </table:table-cell>
          <table:table-cell table:formula="oooc:=[.B48]" office:value-type="string" office:string-value="CALEV_T_ATTENDEES">
            <text:p>CALEV_T_ATTENDEES</text:p>
          </table:table-cell>
          <table:table-cell office:value-type="string">
            <text:p>Groupe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52]+10" office:value-type="float" office:value="560">
            <text:p>5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6">
          <table:table-cell table:style-name="ce25"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7" office:value-type="string">
            <text:p>CALEV_SYNC4J</text:p>
          </table:table-cell>
          <table:table-cell table:style-name="ce27"/>
          <table:table-cell table:style-name="ce27" office:value-type="string">
            <text:p>Sync4j Synchronisation information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600">
            <text:p>60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S4J_GUID</text:p>
          </table:table-cell>
          <table:table-cell table:formula="oooc:=[.B55]" office:value-type="string" office:string-value="CALEV_SYNC4J">
            <text:p>CALEV_SYNC4J</text:p>
          </table:table-cell>
          <table:table-cell office:value-type="string">
            <text:p>Sync4j Unique Indentif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" office:value-type="float" office:value="601">
            <text:p>601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S4J_CTIME</text:p>
          </table:table-cell>
          <table:table-cell table:formula="oooc:=[.B55]" office:value-type="string" office:string-value="CALEV_SYNC4J">
            <text:p>CALEV_SYNC4J</text:p>
          </table:table-cell>
          <table:table-cell office:value-type="string">
            <text:p>Creation time (timestamp)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56]+1" office:value-type="float" office:value="602">
            <text:p>602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S4J_MTIME</text:p>
          </table:table-cell>
          <table:table-cell table:formula="oooc:=[.B55]" office:value-type="string" office:string-value="CALEV_SYNC4J">
            <text:p>CALEV_SYNC4J</text:p>
          </table:table-cell>
          <table:table-cell office:value-type="string">
            <text:p>Modification time (timestamp)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57]+1" office:value-type="float" office:value="603">
            <text:p>603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CALEV_M_SIFE</text:p>
          </table:table-cell>
          <table:table-cell/>
          <table:table-cell office:value-type="string">
            <text:p>SIF Event forma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VIEWSCARD&amp;zone=WGCAL:SIFEVENT:U&amp;tmime=text/xml&amp;id=%I%</text:p>
          </table:table-cell>
          <table:table-cell office:value-type="string">
            <text:p>ltarget=_sifevent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string">
            <text:p>EVENT</text:p>
          </table:table-cell>
          <table:table-cell table:style-name="ce9" office:value-type="string">
            <text:p>Evènements calendrier</text:p>
          </table:table-cell>
          <table:table-cell table:style-name="ce9" table:number-columns-repeated="2"/>
          <table:table-cell table:style-name="ce9" office:value-type="string">
            <text:p>EVENT_FROM_CAL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RendezVousEvent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wgcal_event.gif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//CPROFID</text:p>
          </table:table-cell>
          <table:table-cell office:value-type="string">
            <text:p>EVENTFROMCAL_PROFILE</text:p>
          </table:table-cell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office:value-type="string">
            <text:p>EVENT_PROFILE</text:p>
          </table:table-cell>
          <table:table-cell table:number-columns-repeated="254"/>
        </table:table-row>
        <table:table-row table:style-name="ro6">
          <table:table-cell table:style-name="ce25" office:value-type="string">
            <text:p>//</text:p>
          </table:table-cell>
          <table:table-cell table:style-name="ce25" table:number-columns-repeated="6"/>
          <table:table-cell table:style-name="ce29" office:value-type="float" office:value="1000">
            <text:p>1000</text:p>
          </table:table-cell>
          <table:table-cell table:style-name="ce25" table:number-columns-repeated="248"/>
        </table:table-row>
        <table:table-row table:style-name="ro4">
          <table:table-cell table:style-name="ce26" office:value-type="string">
            <text:p>ATTR</text:p>
          </table:table-cell>
          <table:table-cell table:style-name="ce26" office:value-type="string">
            <text:p>EVFC_REPEAT</text:p>
          </table:table-cell>
          <table:table-cell table:style-name="ce26"/>
          <table:table-cell table:style-name="ce26" office:value-type="string">
            <text:p>Répéti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6" table:formula="oooc:=[.H71]+10" office:value-type="float" office:value="1010">
            <text:p>1010</text:p>
          </table:table-cell>
          <table:table-cell table:style-name="ce26" office:value-type="string">
            <text:p>R</text:p>
          </table:table-cell>
          <table:table-cell table:style-name="ce26" table:number-columns-repeated="3"/>
          <table:table-cell table:style-name="ce33"/>
          <table:table-cell table:style-name="ce26" table:number-columns-repeated="243"/>
        </table:table-row>
        <table:table-row table:style-name="ro8">
          <table:table-cell table:style-name="ce9" office:value-type="string">
            <text:p>ATTR</text:p>
          </table:table-cell>
          <table:table-cell table:style-name="ce9" office:value-type="string">
            <text:p>EVFC_REALENDDATE</text:p>
          </table:table-cell>
          <table:table-cell table:style-name="ce9" table:formula="oooc:=[.B72]" office:value-type="string" office:string-value="EVFC_REPEAT">
            <text:p>EVFC_REPEAT</text:p>
          </table:table-cell>
          <table:table-cell table:style-name="ce9" office:value-type="string">
            <text:p>Date de fin réell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imestamp</text:p>
          </table:table-cell>
          <table:table-cell table:style-name="ce9" table:formula="oooc:=[.H72]+10" office:value-type="float" office:value="1020">
            <text:p>102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MODE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9" table:formula="oooc:=[.H73]+10" office:value-type="float" office:value="1030">
            <text:p>103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none,1|daily,2|weekly,3|monthly,4|yearl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WEEKDAY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Jour de la semaine</text:p>
          </table:table-cell>
          <table:table-cell table:number-columns-repeated="2" office:value-type="string">
            <text:p>N</text:p>
          </table:table-cell>
          <table:table-cell office:value-type="string">
            <text:p>enumlist</text:p>
          </table:table-cell>
          <table:table-cell table:style-name="ce9" table:formula="oooc:=[.H74]+10" office:value-type="float" office:value="1040">
            <text:p>104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Monday,1|Tuesday,2|wenesday,3|thurday,4|Friday,5|Saturday,6|Sun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MONTH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Jour ou Da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9" table:formula="oooc:=[.H75]+10" office:value-type="float" office:value="1050">
            <text:p>105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by date,1|by day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UNTIL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Répéter jusqu'à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style-name="ce9" table:formula="oooc:=[.H76]+10" office:value-type="float" office:value="1060">
            <text:p>106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[hcheck]0|infinite,1|dat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UNTILDATE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style-name="ce9" table:formula="oooc:=[.H77]+10" office:value-type="float" office:value="1070">
            <text:p>10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T_EXCLUDEDATE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Dates excl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9" table:formula="oooc:=[.H78]+10" office:value-type="float" office:value="1080">
            <text:p>10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EXCLUDEDATE</text:p>
          </table:table-cell>
          <table:table-cell table:formula="oooc:=[.B79]" office:value-type="string" office:string-value="EVFC_T_EXCLUDEDATE">
            <text:p>EVFC_T_EXCLUDEDATE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style-name="ce9" table:formula="oooc:=[.H79]+10" office:value-type="float" office:value="1090">
            <text:p>10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PEATFREQ</text:p>
          </table:table-cell>
          <table:table-cell table:formula="oooc:=[.B72]" office:value-type="string" office:string-value="EVFC_REPEAT">
            <text:p>EVFC_REPEAT</text:p>
          </table:table-cell>
          <table:table-cell office:value-type="string">
            <text:p>Fréquenc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9" table:formula="oooc:=[.H80]+10" office:value-type="float" office:value="1100">
            <text:p>11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6" table:number-rows-repeated="2">
          <table:table-cell table:style-name="ce25"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EVFC_OTHERS</text:p>
          </table:table-cell>
          <table:table-cell table:style-name="ce26"/>
          <table:table-cell table:style-name="ce26" office:value-type="string">
            <text:p>Autr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6" table:formula="oooc:=[.H86]+10" office:value-type="float" office:value="1130">
            <text:p>1130</text:p>
          </table:table-cell>
          <table:table-cell table:style-name="ce26" office:value-type="string">
            <text:p>R</text:p>
          </table:table-cell>
          <table:table-cell table:style-name="ce26" table:number-columns-repeated="3"/>
          <table:table-cell table:style-name="ce33"/>
          <table:table-cell table:style-name="ce26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JECATT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Conviés ayant rejeté le rv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9" table:formula="oooc:=[.H81]+10" office:value-type="float" office:value="1110">
            <text:p>11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REJECTATTID</text:p>
          </table:table-cell>
          <table:table-cell table:formula="oooc:=[.B85]" office:value-type="string" office:string-value="EVFC_REJECATT">
            <text:p>EVFC_REJECATT</text:p>
          </table:table-cell>
          <table:table-cell office:value-type="string">
            <text:p>Ressourc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9" table:formula="oooc:=[.H85]+10" office:value-type="float" office:value="1120">
            <text:p>11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LISTATT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Convié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9" table:formula="oooc:=[.H84]+10" office:value-type="float" office:value="1140">
            <text:p>11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LISTATTID</text:p>
          </table:table-cell>
          <table:table-cell table:formula="oooc:=[.B87]" office:value-type="string" office:string-value="EVFC_LISTATT">
            <text:p>EVFC_LISTATT</text:p>
          </table:table-cell>
          <table:table-cell office:value-type="string">
            <text:p>Ressourc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9" table:formula="oooc:=[.H87]+10" office:value-type="float" office:value="1150">
            <text:p>1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LISTATTST</text:p>
          </table:table-cell>
          <table:table-cell table:formula="oooc:=[.B87]" office:value-type="string" office:string-value="EVFC_LISTATT">
            <text:p>EVFC_LISTATT</text:p>
          </table:table-cell>
          <table:table-cell office:value-type="string">
            <text:p>Ressource statu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9" table:formula="oooc:=[.H88]+10" office:value-type="float" office:value="1160">
            <text:p>11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VISIBILITY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89]+10" office:value-type="float" office:value="1170">
            <text:p>11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CALENDARID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Calendr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0]+10" office:value-type="float" office:value="1180">
            <text:p>118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Statu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91]+10" office:value-type="float" office:value="1190">
            <text:p>119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D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Time Day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92]+10" office:value-type="float" office:value="1200">
            <text:p>12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H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Time Hour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93]+10" office:value-type="float" office:value="1210">
            <text:p>1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M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Time Minute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94]+10" office:value-type="float" office:value="1220">
            <text:p>1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ALARMTIME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Alarm Time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95]+10" office:value-type="float" office:value="1230">
            <text:p>1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ICONLIST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Liste des icon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9" table:formula="oooc:=[.H96]+10" office:value-type="float" office:value="1240">
            <text:p>12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DCREATORID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ID Createur Délégation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7]+10" office:value-type="float" office:value="1250">
            <text:p>1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EVFC_LOCATION</text:p>
          </table:table-cell>
          <table:table-cell table:formula="oooc:=[.B84]" office:value-type="string" office:string-value="EVFC_OTHERS">
            <text:p>EVFC_OTHERS</text:p>
          </table:table-cell>
          <table:table-cell office:value-type="string">
            <text:p>Loca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98]+10" office:value-type="float" office:value="1260">
            <text:p>12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4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odo" table:style-name="ta3" table:print="false">
        <table:table-column table:style-name="co31" table:default-cell-style-name="ce10"/>
        <table:table-column table:style-name="co44" table:default-cell-style-name="ce10"/>
        <table:table-column table:style-name="co45" table:default-cell-style-name="ce10"/>
        <table:table-column table:style-name="co31" table:number-columns-repeated="3" table:default-cell-style-name="ce10"/>
        <table:table-column table:style-name="co1" table:default-cell-style-name="ce10"/>
        <table:table-column table:style-name="co31" table:number-columns-repeated="249" table:default-cell-style-name="ce10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Tâches</text:p>
          </table:table-cell>
          <table:table-cell table:style-name="ce9" table:number-columns-repeated="2"/>
          <table:table-cell table:style-name="ce9" office:value-type="string">
            <text:p>TODO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DFLD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W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todo.gif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*Method.PEvents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TodoPEvents.php</text:p>
          </table:table-cell>
          <table:table-cell table:style-name="ce9" table:number-columns-repeated="5"/>
          <table:table-cell table:style-name="ce9"/>
          <table:table-cell table:style-name="ce9" table:number-columns-repeated="4"/>
          <table:table-cell table:style-name="ce20"/>
          <table:table-cell table:style-name="ce9" table:number-columns-repeated="243"/>
        </table:table-row>
        <table:table-row table:style-name="ro2">
          <table:table-cell table:style-name="ce21" office:value-type="string">
            <text:p>//</text:p>
          </table:table-cell>
          <table:table-cell table:style-name="ce21" office:value-type="string">
            <text:p>idattr</text:p>
          </table:table-cell>
          <table:table-cell table:style-name="ce21" office:value-type="string">
            <text:p>idfram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ord</text:p>
          </table:table-cell>
          <table:table-cell table:style-name="ce21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table:number-columns-repeated="242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TODO_DESCRIPTION</text:p>
          </table:table-cell>
          <table:table-cell table:style-name="ce28"/>
          <table:table-cell table:style-name="ce27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IDOWNER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Id Propriétaire</text:p>
          </table:table-cell>
          <table:table-cell table:number-columns-repeated="2" office:value-type="string">
            <text:p>Y</text:p>
          </table:table-cell>
          <table:table-cell office:value-type="string">
            <text:p>docid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OWNER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Propriétair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3]+10"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TODO_IDOWNER%</text:p>
          </table:table-cell>
          <table:table-cell table:style-name="ce34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TITLE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Titr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DATE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Date &amp; Heure butée</text:p>
          </table:table-cell>
          <table:table-cell table:number-columns-repeated="2" office:value-type="string">
            <text:p>Y</text:p>
          </table:table-cell>
          <table:table-cell office:value-type="string">
            <text:p>timestamp</text:p>
          </table:table-cell>
          <table:table-cell table:formula="oooc:=[.H15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ODO_NOTE</text:p>
          </table:table-cell>
          <table:table-cell table:formula="oooc:=[.B12]" office:value-type="string" office:string-value="TODO_DESCRIPTION">
            <text:p>TODO_DESCRIPTION</text:p>
          </table:table-cell>
          <table:table-cell office:value-type="string">
            <text:p>Note</text:p>
          </table:table-cell>
          <table:table-cell table:number-columns-repeated="2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ODO_IDOWN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TODO_OWNER</text:p>
          </table:table-cell>
          <table:table-cell office:value-type="string">
            <text:p>::getTitle(TODO_IDOWNER)</text:p>
          </table:table-cell>
          <table:table-cell table:number-columns-repeated="8"/>
          <table:table-cell table:style-name="ce34"/>
          <table:table-cell table:number-columns-repeated="244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string">
            <text:p>EVENT</text:p>
          </table:table-cell>
          <table:table-cell table:style-name="ce9" office:value-type="string">
            <text:p>Evènements tâche</text:p>
          </table:table-cell>
          <table:table-cell table:style-name="ce9" table:number-columns-repeated="2"/>
          <table:table-cell table:style-name="ce9" office:value-type="string">
            <text:p>EVENT_TODO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event_todo.png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TodoEvent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tegories" table:style-name="ta4" table:print="false">
        <table:table-column table:style-name="co31" table:default-cell-style-name="ce10"/>
        <table:table-column table:style-name="co44" table:default-cell-style-name="ce10"/>
        <table:table-column table:style-name="co45" table:default-cell-style-name="ce10"/>
        <table:table-column table:style-name="co31" table:number-columns-repeated="3" table:default-cell-style-name="ce10"/>
        <table:table-column table:style-name="co1" table:default-cell-style-name="ce10"/>
        <table:table-column table:style-name="co31" table:number-columns-repeated="3" table:default-cell-style-name="ce10"/>
        <table:table-column table:style-name="co46" table:default-cell-style-name="ce10"/>
        <table:table-column table:style-name="co31" table:number-columns-repeated="245" table:default-cell-style-name="ce10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Catégories</text:p>
          </table:table-cell>
          <table:table-cell table:style-name="ce9" table:number-columns-repeated="2"/>
          <table:table-cell table:style-name="ce9" office:value-type="string">
            <text:p>CATEGORIES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DFLD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W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catg.gif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// METHOD</text:p>
          </table:table-cell>
          <table:table-cell office:value-type="string">
            <text:p>*Method.RvCatg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2">
          <table:table-cell table:style-name="ce21" office:value-type="string">
            <text:p>//</text:p>
          </table:table-cell>
          <table:table-cell table:style-name="ce21" office:value-type="string">
            <text:p>idattr</text:p>
          </table:table-cell>
          <table:table-cell table:style-name="ce21" office:value-type="string">
            <text:p>idfram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ord</text:p>
          </table:table-cell>
          <table:table-cell table:style-name="ce21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table:number-columns-repeated="242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TG_DESCR</text:p>
          </table:table-cell>
          <table:table-cell table:style-name="ce28"/>
          <table:table-cell table:style-name="ce27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FAMID</text:p>
          </table:table-cell>
          <table:table-cell table:formula="oooc:=[.B10]" office:value-type="string" office:string-value="CATG_DESCR">
            <text:p>CATG_DESCR</text:p>
          </table:table-cell>
          <table:table-cell office:value-type="string">
            <text:p>Famill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table:style-name="ce2" office:value-type="string">
            <text:p>::getTitle(CATG_FAMID):CATG_FAM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FAM</text:p>
          </table:table-cell>
          <table:table-cell table:formula="oooc:=[.B10]" office:value-type="string" office:string-value="CATG_DESCR">
            <text:p>CATG_DESCR</text:p>
          </table:table-cell>
          <table:table-cell office:value-type="string">
            <text:p>Famill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CATG_FAMID%</text:p>
          </table:table-cell>
          <table:table-cell table:style-name="ce2" office:value-type="string">
            <text:p>fdl.php</text:p>
          </table:table-cell>
          <table:table-cell table:style-name="ce2" office:value-type="string">
            <text:p>lfamilies(D,CATG_FAM):CATG_FAMID,CATG_FAM</text:p>
          </table:table-cell>
          <table:table-cell table:number-columns-repeated="243"/>
        </table:table-row>
        <table:table-row table:style-name="ro1">
          <table:table-cell table:style-name="ce23" office:value-type="string">
            <text:p>ATTR</text:p>
          </table:table-cell>
          <table:table-cell office:value-type="string">
            <text:p>CATG_LIST</text:p>
          </table:table-cell>
          <table:table-cell table:formula="oooc:=[.B10]" office:value-type="string" office:string-value="CATG_DESCR">
            <text:p>CATG_DESCR</text:p>
          </table:table-cell>
          <table:table-cell office:value-type="string">
            <text:p>List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ID</text:p>
          </table:table-cell>
          <table:table-cell table:formula="oooc:=[.B13]" office:value-type="string" office:string-value="CATG_LIST">
            <text:p>CATG_LIST</text:p>
          </table:table-cell>
          <table:table-cell office:value-type="string">
            <text:p>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ORDER</text:p>
          </table:table-cell>
          <table:table-cell table:formula="oooc:=[.B13]" office:value-type="string" office:string-value="CATG_LIST">
            <text:p>CATG_LIST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NAME</text:p>
          </table:table-cell>
          <table:table-cell table:formula="oooc:=[.B13]" office:value-type="string" office:string-value="CATG_LIST">
            <text:p>CATG_LIST</text:p>
          </table:table-cell>
          <table:table-cell office:value-type="string">
            <text:p>Nom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TG_COLOR</text:p>
          </table:table-cell>
          <table:table-cell table:formula="oooc:=[.B13]" office:value-type="string" office:string-value="CATG_LIST">
            <text:p>CATG_LIST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34"/>
          <table:table-cell table:number-columns-repeated="244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sources" table:style-name="ta5" table:print="false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39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39" table:default-cell-style-name="ce15"/>
        <table:table-column table:style-name="co55" table:default-cell-style-name="ce15"/>
        <table:table-column table:style-name="co56" table:default-cell-style-name="ce15"/>
        <table:table-column table:style-name="co57" table:default-cell-style-name="ce15"/>
        <table:table-column table:style-name="co58" table:default-cell-style-name="ce15"/>
        <table:table-column table:style-name="co31" table:number-columns-repeated="242" table:default-cell-style-name="ce15"/>
        <table:table-row table:style-name="ro5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43" office:value-type="string">
            <text:p>id</text:p>
          </table:table-cell>
          <table:table-cell table:style-name="ce4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5">
          <table:table-cell table:style-name="ce36" office:value-type="string">
            <text:p>BEGIN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Salles</text:p>
          </table:table-cell>
          <table:table-cell table:style-name="ce37" table:number-columns-repeated="2"/>
          <table:table-cell table:style-name="ce37" office:value-type="string">
            <text:p>ROOMS</text:p>
          </table:table-cell>
          <table:table-cell table:style-name="ce37" table:number-columns-repeated="6"/>
          <table:table-cell table:style-name="ce45"/>
          <table:table-cell table:style-name="ce37" table:number-columns-repeated="243"/>
        </table:table-row>
        <table:table-row table:style-name="ro5">
          <table:table-cell table:style-name="ce36" office:value-type="string">
            <text:p>TYPE</text:p>
          </table:table-cell>
          <table:table-cell table:style-name="ce36" office:value-type="string">
            <text:p>C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5">
          <table:table-cell table:style-name="ce37" office:value-type="string">
            <text:p>DFLD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5">
          <table:table-cell table:style-name="ce37" office:value-type="string">
            <text:p>W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5">
          <table:table-cell office:value-type="string">
            <text:p>ICON</text:p>
          </table:table-cell>
          <table:table-cell office:value-type="string">
            <text:p>rooms.gif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5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9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table:number-columns-repeated="242"/>
        </table:table-row>
        <table:table-row table:style-name="ro5">
          <table:table-cell table:style-name="ce39" office:value-type="string">
            <text:p>ATTR</text:p>
          </table:table-cell>
          <table:table-cell table:style-name="ce41" office:value-type="string">
            <text:p>ROOM_MAIN</text:p>
          </table:table-cell>
          <table:table-cell table:style-name="ce42"/>
          <table:table-cell table:style-name="ce41" office:value-type="string">
            <text:p>Salle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41" table:number-columns-repeated="248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NAME</text:p>
          </table:table-cell>
          <table:table-cell table:formula="oooc:=[.B9]" office:value-type="string" office:string-value="ROOM_MAIN">
            <text:p>ROOM_MAIN</text:p>
          </table:table-cell>
          <table:table-cell office:value-type="string">
            <text:p>Nom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9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DESCRIPTION</text:p>
          </table:table-cell>
          <table:table-cell table:formula="oooc:=[.B9]" office:value-type="string" office:string-value="ROOM_MAIN">
            <text:p>ROOM_MAIN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0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number-columns-repeated="256"/>
        </table:table-row>
        <table:table-row table:style-name="ro5">
          <table:table-cell table:style-name="ce39" office:value-type="string">
            <text:p>ATTR</text:p>
          </table:table-cell>
          <table:table-cell table:style-name="ce41" office:value-type="string">
            <text:p>ROOM_LOCALISATION</text:p>
          </table:table-cell>
          <table:table-cell table:style-name="ce42"/>
          <table:table-cell table:style-name="ce41" office:value-type="string">
            <text:p>Localisation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300">
            <text:p>300</text:p>
          </table:table-cell>
          <table:table-cell table:style-name="ce41" table:number-columns-repeated="248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SITEID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Site 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310">
            <text:p>31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ROOM_SITEID):ROOM_SITE</text:p>
          </table:table-cell>
          <table:table-cell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SITE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Si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320">
            <text:p>320</text:p>
          </table:table-cell>
          <table:table-cell office:value-type="string">
            <text:p>W</text:p>
          </table:table-cell>
          <table:table-cell/>
          <table:table-cell office:value-type="string">
            <text:p>[rooms]%S%app=FDL&amp;action=FDL_CARD&amp;id=%ROOM_SITEID%</text:p>
          </table:table-cell>
          <table:table-cell office:value-type="string">
            <text:p>fdl.php</text:p>
          </table:table-cell>
          <table:table-cell office:value-type="string">
            <text:p>lfamilly(D,{SITE},ROOM_SITE):ROOM_SITEID,ROOM_SITE</text:p>
          </table:table-cell>
          <table:table-cell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BUILDING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Bâtimen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FLOOR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Etag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integer</text:p>
          </table:table-cell>
          <table:table-cell table:formula="oooc:=[.H16]+10" office:value-type="float" office:value="340">
            <text:p>3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NUMBER</text:p>
          </table:table-cell>
          <table:table-cell table:formula="oooc:=[.B13]" office:value-type="string" office:string-value="ROOM_LOCALISATION">
            <text:p>ROOM_LOCALISATION</text:p>
          </table:table-cell>
          <table:table-cell office:value-type="string">
            <text:p>Numéro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integer</text:p>
          </table:table-cell>
          <table:table-cell table:formula="oooc:=[.H17]+10" office:value-type="float" office:value="350">
            <text:p>3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number-columns-repeated="256"/>
        </table:table-row>
        <table:table-row table:style-name="ro5">
          <table:table-cell table:style-name="ce40" office:value-type="string">
            <text:p>ATTR</text:p>
          </table:table-cell>
          <table:table-cell table:style-name="ce41" office:value-type="string">
            <text:p>ROOM_INFORMATIONS</text:p>
          </table:table-cell>
          <table:table-cell table:style-name="ce41"/>
          <table:table-cell table:style-name="ce41" office:value-type="string">
            <text:p>Informations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500">
            <text:p>500</text:p>
          </table:table-cell>
          <table:table-cell table:style-name="ce41" table:number-columns-repeated="248"/>
        </table:table-row>
        <table:table-row table:style-name="ro5">
          <table:table-cell table:style-name="ce11" office:value-type="string">
            <text:p>ATTR</text:p>
          </table:table-cell>
          <table:table-cell office:value-type="string">
            <text:p>ROOM_SITTEDPLACES</text:p>
          </table:table-cell>
          <table:table-cell table:formula="oooc:=[.B20]" office:value-type="string" office:string-value="ROOM_INFORMATIONS">
            <text:p>ROOM_INFORMATIONS</text:p>
          </table:table-cell>
          <table:table-cell office:value-type="string">
            <text:p>Places assises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20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PHONE</text:p>
          </table:table-cell>
          <table:table-cell table:formula="oooc:=[.B20]" office:value-type="string" office:string-value="ROOM_INFORMATIONS">
            <text:p>ROOM_INFORMATIONS</text:p>
          </table:table-cell>
          <table:table-cell office:value-type="string">
            <text:p>Numero de 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520">
            <text:p>5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RESPONSABLE</text:p>
          </table:table-cell>
          <table:table-cell table:formula="oooc:=[.B20]" office:value-type="string" office:string-value="ROOM_INFORMATIONS">
            <text:p>ROOM_INFORMATIONS</text:p>
          </table:table-cell>
          <table:table-cell office:value-type="string">
            <text:p>Responsab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[rooms]%S%app=FDL&amp;action=FDL_CARD&amp;id=%ROOM_RESPONSABLEID%</text:p>
          </table:table-cell>
          <table:table-cell office:value-type="string">
            <text:p>fdl.php</text:p>
          </table:table-cell>
          <table:table-cell office:value-type="string">
            <text:p>lfamilly(D,{IUSER},ROOM_RESPONSABLE):ROOM_RESPONSABLEID,ROOM_RESPONSABLE</text:p>
          </table:table-cell>
          <table:table-cell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ROOM_RESPONSABLEID</text:p>
          </table:table-cell>
          <table:table-cell table:formula="oooc:=[.B20]" office:value-type="string" office:string-value="ROOM_INFORMATIONS">
            <text:p>ROOM_INFORMATIONS</text:p>
          </table:table-cell>
          <table:table-cell office:value-type="string">
            <text:p>Resp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3]+10" office:value-type="float" office:value="540">
            <text:p>5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ROOM_RESPONSABLEID):ROOM_RESPONSABLE</text:p>
          </table:table-cell>
          <table:table-cell table:number-columns-repeated="243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DEFAULT</text:p>
          </table:table-cell>
          <table:table-cell office:value-type="string">
            <text:p>ROOM_RESPONSABLEID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5">
          <table:table-cell office:value-type="string">
            <text:p>DEFAULT</text:p>
          </table:table-cell>
          <table:table-cell office:value-type="string">
            <text:p>ROOM_RESPONSABLE</text:p>
          </table:table-cell>
          <table:table-cell office:value-type="string">
            <text:p>::getTitle(ROOM_RESPONSABLEID)</text:p>
          </table:table-cell>
          <table:table-cell table:number-columns-repeated="253"/>
        </table:table-row>
        <table:table-row table:style-name="ro5">
          <table:table-cell office:value-type="string">
            <text:p>END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5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43" office:value-type="string">
            <text:p>id</text:p>
          </table:table-cell>
          <table:table-cell table:style-name="ce4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5">
          <table:table-cell table:style-name="ce36" office:value-type="string">
            <text:p>BEGIN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Véhicule</text:p>
          </table:table-cell>
          <table:table-cell table:style-name="ce37" table:number-columns-repeated="2"/>
          <table:table-cell table:style-name="ce37" office:value-type="string">
            <text:p>VEHICLE</text:p>
          </table:table-cell>
          <table:table-cell table:style-name="ce37" table:number-columns-repeated="6"/>
          <table:table-cell table:style-name="ce45"/>
          <table:table-cell table:style-name="ce37" table:number-columns-repeated="243"/>
        </table:table-row>
        <table:table-row table:style-name="ro5">
          <table:table-cell table:style-name="ce36" office:value-type="string">
            <text:p>TYPE</text:p>
          </table:table-cell>
          <table:table-cell table:style-name="ce36" office:value-type="string">
            <text:p>C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5">
          <table:table-cell table:style-name="ce37" office:value-type="string">
            <text:p>DFLD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5">
          <table:table-cell table:style-name="ce37" office:value-type="string">
            <text:p>W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5">
          <table:table-cell office:value-type="string">
            <text:p>ICON</text:p>
          </table:table-cell>
          <table:table-cell office:value-type="string">
            <text:p>vehicle.gif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5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9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table:number-columns-repeated="242"/>
        </table:table-row>
        <table:table-row table:style-name="ro5">
          <table:table-cell table:style-name="ce39" office:value-type="string">
            <text:p>ATTR</text:p>
          </table:table-cell>
          <table:table-cell table:style-name="ce41" office:value-type="string">
            <text:p>VEHICLE_DESCR</text:p>
          </table:table-cell>
          <table:table-cell table:style-name="ce42"/>
          <table:table-cell table:style-name="ce41" office:value-type="string">
            <text:p>Véhicle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41" table:number-columns-repeated="248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MARQ</text:p>
          </table:table-cell>
          <table:table-cell table:formula="oooc:=[.B38]" office:value-type="string" office:string-value="VEHICLE_DESCR">
            <text:p>VEHICLE_DESCR</text:p>
          </table:table-cell>
          <table:table-cell office:value-type="string">
            <text:p>Marqu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38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DESCR</text:p>
          </table:table-cell>
          <table:table-cell table:formula="oooc:=[.B38]" office:value-type="string" office:string-value="VEHICLE_DESCR">
            <text:p>VEHICLE_DESCR</text:p>
          </table:table-cell>
          <table:table-cell office:value-type="string">
            <text:p>Modèl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39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NUMBER</text:p>
          </table:table-cell>
          <table:table-cell table:formula="oooc:=[.B38]" office:value-type="string" office:string-value="VEHICLE_DESCR">
            <text:p>VEHICLE_DESCR</text:p>
          </table:table-cell>
          <table:table-cell office:value-type="string">
            <text:p>Immatriculation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40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number-columns-repeated="256"/>
        </table:table-row>
        <table:table-row table:style-name="ro5">
          <table:table-cell table:style-name="ce39" office:value-type="string">
            <text:p>ATTR</text:p>
          </table:table-cell>
          <table:table-cell table:style-name="ce41" office:value-type="string">
            <text:p>VEHICLE_CARACTERS</text:p>
          </table:table-cell>
          <table:table-cell table:style-name="ce42"/>
          <table:table-cell table:style-name="ce41" office:value-type="string">
            <text:p>Caractéristiques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100">
            <text:p>100</text:p>
          </table:table-cell>
          <table:table-cell table:style-name="ce41" table:number-columns-repeated="248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HP</text:p>
          </table:table-cell>
          <table:table-cell table:formula="oooc:=[.B43]" office:value-type="string" office:string-value="VEHICLE_CARACTERS">
            <text:p>VEHICLE_CARACTERS</text:p>
          </table:table-cell>
          <table:table-cell office:value-type="string">
            <text:p>Puissance fiscal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3]+10" office:value-type="float" office:value="110">
            <text:p>1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SITPLACE</text:p>
          </table:table-cell>
          <table:table-cell table:formula="oooc:=[.B43]" office:value-type="string" office:string-value="VEHICLE_CARACTERS">
            <text:p>VEHICLE_CARACTERS</text:p>
          </table:table-cell>
          <table:table-cell office:value-type="string">
            <text:p>Places assises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4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VOLUTIL</text:p>
          </table:table-cell>
          <table:table-cell table:formula="oooc:=[.B43]" office:value-type="string" office:string-value="VEHICLE_CARACTERS">
            <text:p>VEHICLE_CARACTERS</text:p>
          </table:table-cell>
          <table:table-cell office:value-type="string">
            <text:p>Volume util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5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LONGUTIL</text:p>
          </table:table-cell>
          <table:table-cell table:formula="oooc:=[.B43]" office:value-type="string" office:string-value="VEHICLE_CARACTERS">
            <text:p>VEHICLE_CARACTERS</text:p>
          </table:table-cell>
          <table:table-cell office:value-type="string">
            <text:p>Longueur util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46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number-columns-repeated="256"/>
        </table:table-row>
        <table:table-row table:style-name="ro5">
          <table:table-cell table:style-name="ce40" office:value-type="string">
            <text:p>ATTR</text:p>
          </table:table-cell>
          <table:table-cell table:style-name="ce41" office:value-type="string">
            <text:p>VEHICLE_AFFECTATION</text:p>
          </table:table-cell>
          <table:table-cell table:style-name="ce41"/>
          <table:table-cell table:style-name="ce41" office:value-type="string">
            <text:p>Affectation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1" office:value-type="float" office:value="200">
            <text:p>200</text:p>
          </table:table-cell>
          <table:table-cell table:style-name="ce41" table:number-columns-repeated="248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RESPONSABLE</text:p>
          </table:table-cell>
          <table:table-cell table:formula="oooc:=[.B49]" office:value-type="string" office:string-value="VEHICLE_AFFECTATION">
            <text:p>VEHICLE_AFFECTATION</text:p>
          </table:table-cell>
          <table:table-cell office:value-type="string">
            <text:p>Responsab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9]+10" office:value-type="float" office:value="210">
            <text:p>210</text:p>
          </table:table-cell>
          <table:table-cell office:value-type="string">
            <text:p>W</text:p>
          </table:table-cell>
          <table:table-cell/>
          <table:table-cell office:value-type="string">
            <text:p>[rooms]%S%app=FDL&amp;action=FDL_CARD&amp;id=%VEHICLE_RESPONSABLEID%</text:p>
          </table:table-cell>
          <table:table-cell office:value-type="string">
            <text:p>fdl.php</text:p>
          </table:table-cell>
          <table:table-cell office:value-type="string">
            <text:p>lfamilly(D,{IUSER},VEHICLE_RESPONSABLE):VEHICLE_RESPONSABLEID,VEHICLE_RESPONSABLE</text:p>
          </table:table-cell>
          <table:table-cell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VEHICLE_RESPONSABLEID</text:p>
          </table:table-cell>
          <table:table-cell table:formula="oooc:=[.B49]" office:value-type="string" office:string-value="VEHICLE_AFFECTATION">
            <text:p>VEHICLE_AFFECTATION</text:p>
          </table:table-cell>
          <table:table-cell office:value-type="string">
            <text:p>Resp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VEHICLE_RESPONSABLEID):VEHICLE_RESPONSABLE</text:p>
          </table:table-cell>
          <table:table-cell table:number-columns-repeated="243"/>
        </table:table-row>
        <table:table-row table:style-name="ro5">
          <table:table-cell table:number-columns-repeated="256"/>
        </table:table-row>
        <table:table-row table:style-name="ro5">
          <table:table-cell office:value-type="string">
            <text:p>DEFAULT</text:p>
          </table:table-cell>
          <table:table-cell table:formula="oooc:=[.B51]" office:value-type="string" office:string-value="VEHICLE_RESPONSABLEID">
            <text:p>VEHICLE_RESPONSABLEID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5">
          <table:table-cell office:value-type="string">
            <text:p>DEFAULT</text:p>
          </table:table-cell>
          <table:table-cell table:formula="oooc:=[.B50]" office:value-type="string" office:string-value="VEHICLE_RESPONSABLE">
            <text:p>VEHICLE_RESPONSABLE</text:p>
          </table:table-cell>
          <table:table-cell office:value-type="string">
            <text:p>::getTitle(VEHICLE_RESPONSABLEID)</text:p>
          </table:table-cell>
          <table:table-cell table:number-columns-repeated="253"/>
        </table:table-row>
        <table:table-row table:style-name="ro5">
          <table:table-cell office:value-type="string">
            <text:p>END</text:p>
          </table:table-cell>
          <table:table-cell table:number-columns-repeated="255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43" office:value-type="string">
            <text:p>id</text:p>
          </table:table-cell>
          <table:table-cell table:style-name="ce4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5">
          <table:table-cell table:style-name="ce36" office:value-type="string">
            <text:p>BEGIN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Ressources diverses</text:p>
          </table:table-cell>
          <table:table-cell table:style-name="ce37" table:number-columns-repeated="2"/>
          <table:table-cell table:style-name="ce37" office:value-type="string">
            <text:p>THINGS</text:p>
          </table:table-cell>
          <table:table-cell table:style-name="ce37" table:number-columns-repeated="6"/>
          <table:table-cell table:style-name="ce45"/>
          <table:table-cell table:style-name="ce37" table:number-columns-repeated="243"/>
        </table:table-row>
        <table:table-row table:style-name="ro5">
          <table:table-cell table:style-name="ce36" office:value-type="string">
            <text:p>TYPE</text:p>
          </table:table-cell>
          <table:table-cell table:style-name="ce36" office:value-type="string">
            <text:p>C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5">
          <table:table-cell table:style-name="ce37" office:value-type="string">
            <text:p>DFLD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5">
          <table:table-cell table:style-name="ce37" office:value-type="string">
            <text:p>WID</text:p>
          </table:table-cell>
          <table:table-cell table:style-name="ce37" table:number-columns-repeated="11"/>
          <table:table-cell table:style-name="ce45"/>
          <table:table-cell table:style-name="ce37" table:number-columns-repeated="243"/>
        </table:table-row>
        <table:table-row table:style-name="ro5">
          <table:table-cell office:value-type="string">
            <text:p>ICON</text:p>
          </table:table-cell>
          <table:table-cell office:value-type="string">
            <text:p>things.gif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5">
          <table:table-cell office:value-type="string">
            <text:p>TAG</text:p>
          </table:table-cell>
          <table:table-cell office:value-type="string">
            <text:p>R</text:p>
          </table:table-cell>
          <table:table-cell table:style-name="ce37" table:number-columns-repeated="10"/>
          <table:table-cell table:style-name="ce45"/>
          <table:table-cell table:style-name="ce37" table:number-columns-repeated="243"/>
        </table:table-row>
        <table:table-row table:style-name="ro9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table:number-columns-repeated="242"/>
        </table:table-row>
        <table:table-row table:style-name="ro5">
          <table:table-cell office:value-type="string">
            <text:p>ATTR</text:p>
          </table:table-cell>
          <table:table-cell office:value-type="string">
            <text:p>THING_TITLE</text:p>
          </table:table-cell>
          <table:table-cell/>
          <table:table-cell office:value-type="string">
            <text:p>Libellé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5">
          <table:table-cell office:value-type="string">
            <text:p>ATTR</text:p>
          </table:table-cell>
          <table:table-cell office:value-type="string">
            <text:p>THING_DESCR</text:p>
          </table:table-cell>
          <table:table-cell/>
          <table:table-cell office:value-type="string">
            <text:p>Description</text:p>
          </table:table-cell>
          <table:table-cell/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66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 table:number-rows-repeated="6546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Agenda" table:style-name="ta6" table:print="false">
        <table:table-column table:style-name="co59" table:default-cell-style-name="ce2"/>
        <table:table-column table:style-name="co60" table:default-cell-style-name="ce2"/>
        <table:table-column table:style-name="co61" table:default-cell-style-name="ce2"/>
        <table:table-column table:style-name="co8" table:default-cell-style-name="ce2"/>
        <table:table-column table:style-name="co62" table:default-cell-style-name="ce2"/>
        <table:table-column table:style-name="co63" table:default-cell-style-name="ce2"/>
        <table:table-column table:style-name="co39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53" table:default-cell-style-name="ce2"/>
        <table:table-column table:style-name="co31" table:number-columns-repeated="242" table:default-cell-style-name="ce2"/>
        <table:table-row table:style-name="ro1">
          <table:table-cell table:style-name="ce47" office:value-type="string">
            <text:p>// </text:p>
          </table:table-cell>
          <table:table-cell table:style-name="ce47" office:value-type="string">
            <text:p>fromid</text:p>
          </table:table-cell>
          <table:table-cell table:style-name="ce47" office:value-type="string">
            <text:p>titre</text:p>
          </table:table-cell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7" office:value-type="string">
            <text:p>name</text:p>
          </table:table-cell>
          <table:table-cell table:style-name="ce47" table:number-columns-repeated="250"/>
        </table:table-row>
        <table:table-row table:style-name="ro1">
          <table:table-cell office:value-type="string">
            <text:p>BEGIN</text:p>
          </table:table-cell>
          <table:table-cell office:value-type="string">
            <text:p>DCALENDAR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AGENDA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TYPE</text:p>
          </table:table-cell>
          <table:table-cell table:style-name="ce48" office:value-type="string">
            <text:p>C</text:p>
          </table:table-cell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">
          <table:table-cell table:style-name="ce16" office:value-type="string">
            <text:p>DFLDID</text:p>
          </table:table-cell>
          <table:table-cell table:style-name="ce16" table:number-columns-repeated="11"/>
          <table:table-cell table:style-name="ce52"/>
          <table:table-cell table:style-name="ce16" table:number-columns-repeated="243"/>
        </table:table-row>
        <table:table-row table:style-name="ro1">
          <table:table-cell table:style-name="ce16" office:value-type="string">
            <text:p>WID</text:p>
          </table:table-cell>
          <table:table-cell table:style-name="ce16" table:number-columns-repeated="11"/>
          <table:table-cell table:style-name="ce52"/>
          <table:table-cell table:style-name="ce16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agenda.gif</text:p>
          </table:table-cell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genda.php</text:p>
          </table:table-cell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1">
          <table:table-cell table:number-columns-repeated="2"/>
          <table:table-cell table:style-name="ce16" table:number-columns-repeated="10"/>
          <table:table-cell table:style-name="ce52"/>
          <table:table-cell table:style-name="ce16" table:number-columns-repeated="243"/>
        </table:table-row>
        <table:table-row table:style-name="ro2">
          <table:table-cell table:style-name="ce49" office:value-type="string">
            <text:p>//</text:p>
          </table:table-cell>
          <table:table-cell table:style-name="ce49" office:value-type="string">
            <text:p>idattr</text:p>
          </table:table-cell>
          <table:table-cell table:style-name="ce49" office:value-type="string">
            <text:p>idframe</text:p>
          </table:table-cell>
          <table:table-cell table:style-name="ce49" office:value-type="string">
            <text:p>label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ord</text:p>
          </table:table-cell>
          <table:table-cell table:style-name="ce49" office:value-type="string">
            <text:p>vis</text:p>
          </table:table-cell>
          <table:table-cell table:style-name="ce50" office:value-type="string">
            <text:p>need</text:p>
          </table:table-cell>
          <table:table-cell table:style-name="ce49" office:value-type="string">
            <text:p>link</text:p>
          </table:table-cell>
          <table:table-cell table:style-name="ce49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0" office:value-type="string">
            <text:p>elink</text:p>
          </table:table-cell>
          <table:table-cell table:style-name="ce50" table:number-columns-repeated="242"/>
        </table:table-row>
        <table:table-row table:style-name="ro1">
          <table:table-cell table:style-name="ce50" table:number-columns-repeated="12"/>
          <table:table-cell table:style-name="ce54"/>
          <table:table-cell table:style-name="ce50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WNER</text:p>
          </table:table-cell>
          <table:table-cell/>
          <table:table-cell office:value-type="string">
            <text:p>Propriétair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700">
            <text:p>7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NAME</text:p>
          </table:table-cell>
          <table:table-cell table:formula="oooc:=[.B12]" office:value-type="string" office:string-value="AGD_OWNER">
            <text:p>AGD_OWNER</text:p>
          </table:table-cell>
          <table:table-cell office:value-type="string">
            <text:p>Nom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710">
            <text:p>710</text:p>
          </table:table-cell>
          <table:table-cell office:value-type="string">
            <text:p>O</text:p>
          </table:table-cell>
          <table:table-cell/>
          <table:table-cell office:value-type="string">
            <text:p>%S%&amp;app=FDL&amp;action=FDL_CARD&amp;id=%AGD_OID%</text:p>
          </table:table-cell>
          <table:table-cell office:value-type="string">
            <text:p>fdl.php</text:p>
          </table:table-cell>
          <table:table-cell office:value-type="string">
            <text:p>lfamily(D,IUSER,AGD_ONAME):AGD_OID,AGD_O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ID</text:p>
          </table:table-cell>
          <table:table-cell table:formula="oooc:=[.B12]" office:value-type="string" office:string-value="AGD_OWNER">
            <text:p>AGD_OWNER</text:p>
          </table:table-cell>
          <table:table-cell office:value-type="string">
            <text:p>ID Propri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710">
            <text:p>71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AGD_OID):AGD_O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WID</text:p>
          </table:table-cell>
          <table:table-cell table:formula="oooc:=[.B12]" office:value-type="string" office:string-value="AGD_OWNER">
            <text:p>AGD_OWNER</text:p>
          </table:table-cell>
          <table:table-cell office:value-type="string">
            <text:p>ID What Propriétaire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13]+10" office:value-type="float" office:value="720">
            <text:p>7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OMAIN</text:p>
          </table:table-cell>
          <table:table-cell table:formula="oooc:=[.B12]" office:value-type="string" office:string-value="AGD_OWNER">
            <text:p>AGD_OWNER</text:p>
          </table:table-cell>
          <table:table-cell office:value-type="string">
            <text:p>Agenda principal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5]+10" office:value-type="float" office:value="730">
            <text:p>73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0|Non,1|Oui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AGD_VISIBILITY</text:p>
          </table:table-cell>
          <table:table-cell/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800">
            <text:p>8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MODE</text:p>
          </table:table-cell>
          <table:table-cell table:formula="oooc:=[.B19]" office:value-type="string" office:string-value="AGD_VISIBILITY">
            <text:p>AGD_VISIBILITY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9]+10" office:value-type="float" office:value="810">
            <text:p>8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0|Tous les groupes,1|Accès controlés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LIST</text:p>
          </table:table-cell>
          <table:table-cell table:formula="oooc:=[.B19]" office:value-type="string" office:string-value="AGD_VISIBILITY">
            <text:p>AGD_VISIBILITY</text:p>
          </table:table-cell>
          <table:table-cell office:value-type="string">
            <text:p>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820">
            <text:p>8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NAME</text:p>
          </table:table-cell>
          <table:table-cell table:formula="oooc:=[.B21]" office:value-type="string" office:string-value="AGD_VGROUPLIST">
            <text:p>AGD_VGROUPLIST</text:p>
          </table:table-cell>
          <table:table-cell office:value-type="string">
            <text:p>Nom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830">
            <text:p>8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AGD_VGROUPID%</text:p>
          </table:table-cell>
          <table:table-cell office:value-type="string">
            <text:p>fdl.php</text:p>
          </table:table-cell>
          <table:table-cell office:value-type="string">
            <text:p>lfamily(D,IGROUP,AGD_VGROUPNAME):AGD_VGROUPID,AGD_VGROUP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WID</text:p>
          </table:table-cell>
          <table:table-cell table:formula="oooc:=[.B21]" office:value-type="string" office:string-value="AGD_VGROUPLIST">
            <text:p>AGD_VGROUPLIST</text:p>
          </table:table-cell>
          <table:table-cell office:value-type="string">
            <text:p>What 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21]+10" office:value-type="float" office:value="830">
            <text:p>8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FID</text:p>
          </table:table-cell>
          <table:table-cell table:formula="oooc:=[.B21]" office:value-type="string" office:string-value="AGD_VGROUPLIST">
            <text:p>AGD_VGROUPLIST</text:p>
          </table:table-cell>
          <table:table-cell office:value-type="string">
            <text:p>Freedom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2]+10" office:value-type="float" office:value="840">
            <text:p>8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AGD_VGROUPID):AGD_VGROUP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VGROUPRW</text:p>
          </table:table-cell>
          <table:table-cell table:formula="oooc:=[.B21]" office:value-type="string" office:string-value="AGD_VGROUPLIST">
            <text:p>AGD_VGROUPLIST</text:p>
          </table:table-cell>
          <table:table-cell office:value-type="string">
            <text:p>Read/Writ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4]+10" office:value-type="float" office:value="850">
            <text:p>85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0|Read,1|Write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ELEGATE</text:p>
          </table:table-cell>
          <table:table-cell/>
          <table:table-cell office:value-type="string">
            <text:p>Délégation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900">
            <text:p>9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MAIL</text:p>
          </table:table-cell>
          <table:table-cell table:formula="oooc:=[.B27]" office:value-type="string" office:string-value="AGD_DELEGATE">
            <text:p>AGD_DELEGATE</text:p>
          </table:table-cell>
          <table:table-cell office:value-type="string">
            <text:p>Envoi d'un mail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7]+10" office:value-type="float" office:value="910">
            <text:p>9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false|Non,true|Oui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LIST</text:p>
          </table:table-cell>
          <table:table-cell table:formula="oooc:=[.B27]" office:value-type="string" office:string-value="AGD_DELEGATE">
            <text:p>AGD_DELEGATE</text:p>
          </table:table-cell>
          <table:table-cell office:value-type="string">
            <text:p>Liste des personn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8]+10" office:value-type="float" office:value="920">
            <text:p>9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NAME</text:p>
          </table:table-cell>
          <table:table-cell table:formula="oooc:=[.B29]" office:value-type="string" office:string-value="AGD_DLIST">
            <text:p>AGD_DLIST</text:p>
          </table:table-cell>
          <table:table-cell office:value-type="string">
            <text:p>Nom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930">
            <text:p>9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AGD_DID%</text:p>
          </table:table-cell>
          <table:table-cell office:value-type="string">
            <text:p>fdl.php</text:p>
          </table:table-cell>
          <table:table-cell office:value-type="string">
            <text:p>lfamily(D,IUSER,AGD_DNAME):AGD_DID,AGD_D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FID</text:p>
          </table:table-cell>
          <table:table-cell table:formula="oooc:=[.B29]" office:value-type="string" office:string-value="AGD_DLIST">
            <text:p>AGD_DLIST</text:p>
          </table:table-cell>
          <table:table-cell office:value-type="string">
            <text:p>Freedom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0]+10" office:value-type="float" office:value="940">
            <text:p>94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Title(AGD_DWID):AGD_DNAME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WID</text:p>
          </table:table-cell>
          <table:table-cell table:formula="oooc:=[.B29]" office:value-type="string" office:string-value="AGD_DLIST">
            <text:p>AGD_DLIST</text:p>
          </table:table-cell>
          <table:table-cell office:value-type="string">
            <text:p>What Id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formula="oooc:=[.H31]+10" office:value-type="float" office:value="950">
            <text:p>9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AGD_DMODE</text:p>
          </table:table-cell>
          <table:table-cell table:formula="oooc:=[.B29]" office:value-type="string" office:string-value="AGD_DLIST">
            <text:p>AGD_DLIST</text:p>
          </table:table-cell>
          <table:table-cell office:value-type="string">
            <text:p>Mod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32]+10" office:value-type="float" office:value="960">
            <text:p>96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vcheck]0|Prise et modification RV seulement,1|Tout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EFAULT</text:p>
          </table:table-cell>
          <table:table-cell office:value-type="string">
            <text:p>AGD_OMAIN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office:value-type="string">
            <text:p>CALEVENT\nEVENT_FROM_CAL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</text:p>
          </table:table-cell>
          <table:table-cell office:value-type="string">
            <text:p>Rendez-vous\nEvènements calendrier</text:p>
          </table:table-cell>
          <table:table-cell table:number-columns-repeated="253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ppel" table:style-name="ta7" table:print="false"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40" table:number-columns-repeated="2" table:default-cell-style-name="ce10"/>
        <table:table-column table:style-name="co41" table:default-cell-style-name="ce10"/>
        <table:table-column table:style-name="co70" table:default-cell-style-name="ce10"/>
        <table:table-column table:style-name="co71" table:default-cell-style-name="ce10"/>
        <table:table-column table:style-name="co43" table:default-cell-style-name="ce10"/>
        <table:table-column table:style-name="co36" table:default-cell-style-name="ce10"/>
        <table:table-column table:style-name="co31" table:number-columns-repeated="242" table:default-cell-style-name="ce10"/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Appel</text:p>
          </table:table-cell>
          <table:table-cell table:style-name="ce9" table:number-columns-repeated="2"/>
          <table:table-cell table:style-name="ce9" office:value-type="string">
            <text:p>CALL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table:style-name="ce8" office:value-type="string">
            <text:p>TYPE</text:p>
          </table:table-cell>
          <table:table-cell table:style-name="ce8" office:value-type="string">
            <text:p>C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DFLD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WID</text:p>
          </table:table-cell>
          <table:table-cell table:style-name="ce9" table:number-columns-repeated="11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call.png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*Method.PEvents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CallPEvents.php</text:p>
          </table:table-cell>
          <table:table-cell table:style-name="ce9" table:number-columns-repeated="5"/>
          <table:table-cell table:style-name="ce9"/>
          <table:table-cell table:style-name="ce9" table:number-columns-repeated="4"/>
          <table:table-cell table:style-name="ce20"/>
          <table:table-cell table:style-name="ce9" table:number-columns-repeated="243"/>
        </table:table-row>
        <table:table-row table:style-name="ro2">
          <table:table-cell table:style-name="ce21" office:value-type="string">
            <text:p>//</text:p>
          </table:table-cell>
          <table:table-cell table:style-name="ce21" office:value-type="string">
            <text:p>idattr</text:p>
          </table:table-cell>
          <table:table-cell table:style-name="ce21" office:value-type="string">
            <text:p>idfram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ord</text:p>
          </table:table-cell>
          <table:table-cell table:style-name="ce21" office:value-type="string">
            <text:p>vis</text:p>
          </table:table-cell>
          <table:table-cell table:style-name="ce30" office:value-type="string">
            <text:p>need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30" office:value-type="string">
            <text:p>elink</text:p>
          </table:table-cell>
          <table:table-cell table:style-name="ce30" table:number-columns-repeated="242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LL_DESCRIPTION</text:p>
          </table:table-cell>
          <table:table-cell table:style-name="ce28"/>
          <table:table-cell table:style-name="ce27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IDOWNER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Id Propriétaire</text:p>
          </table:table-cell>
          <table:table-cell table:number-columns-repeated="2" office:value-type="string">
            <text:p>Y</text:p>
          </table:table-cell>
          <table:table-cell office:value-type="string">
            <text:p>docid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OWNER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Propriétair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CALL_IDOWNER%</text:p>
          </table:table-cell>
          <table:table-cell table:style-name="ce34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LABEL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Raison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DATE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Date &amp; Heure</text:p>
          </table:table-cell>
          <table:table-cell table:number-columns-repeated="2" office:value-type="string">
            <text:p>Y</text:p>
          </table:table-cell>
          <table:table-cell office:value-type="string">
            <text:p>timestamp</text:p>
          </table:table-cell>
          <table:table-cell table:formula="oooc:=[.H15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DURATION</text:p>
          </table:table-cell>
          <table:table-cell table:formula="oooc:=[.B12]" office:value-type="string" office:string-value="CALL_DESCRIPTION">
            <text:p>CALL_DESCRIPTION</text:p>
          </table:table-cell>
          <table:table-cell office:value-type="string">
            <text:p>Durée</text:p>
          </table:table-cell>
          <table:table-cell table:number-columns-repeated="2" office:value-type="string">
            <text:p>Y</text:p>
          </table:table-cell>
          <table:table-cell office:value-type="string">
            <text:p>enum</text:p>
          </table:table-cell>
          <table:table-cell table:formula="oooc:=[.H16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-</text:p>
          </table:table-cell>
          <table:table-cell office:value-type="string">
            <text:p>5| 5 mn,10|10 mn,15|15 mn,20|20 mn,30|30 mn,45|45 mn,60|1h,75|1h15,90|1h30,120|2h</text:p>
          </table:table-cell>
          <table:table-cell table:number-columns-repeated="243"/>
        </table:table-row>
        <table:table-row table:style-name="ro1">
          <table:table-cell table:style-name="ce22" office:value-type="string">
            <text:p>ATTR</text:p>
          </table:table-cell>
          <table:table-cell table:style-name="ce27" office:value-type="string">
            <text:p>CALL_CONTACT</text:p>
          </table:table-cell>
          <table:table-cell table:style-name="ce28"/>
          <table:table-cell table:style-name="ce27" office:value-type="string">
            <text:p>Repeat</text:p>
          </table:table-cell>
          <table:table-cell table:style-name="ce22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frame</text:p>
          </table:table-cell>
          <table:table-cell table:style-name="ce27" office:value-type="float" office:value="300">
            <text:p>300</text:p>
          </table:table-cell>
          <table:table-cell table:style-name="ce27"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IDCONTACT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Id Personn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310">
            <text:p>31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ALL_IDCONTACT):CALL_CONTACT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CONTACT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Personne</text:p>
          </table:table-cell>
          <table:table-cell table:number-columns-repeated="2" office:value-type="string">
            <text:p>Y</text:p>
          </table:table-cell>
          <table:table-cell office:value-type="string">
            <text:p>text</text:p>
          </table:table-cell>
          <table:table-cell table:formula="oooc:=[.H19]+10" office:value-type="float" office:value="320">
            <text:p>3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ALL_IDCONTACT%</text:p>
          </table:table-cell>
          <table:table-cell table:style-name="ce34" office:value-type="string">
            <text:p>CALL_external.php</text:p>
          </table:table-cell>
          <table:table-cell office:value-type="string">
            <text:p>lcall(D,{USER},CALL_CONTACT):CALL_IDCONTACT,CALL_CONTACT,CALL_CONTACTMAIL,CALL_CONTACTPHONE,CALL_CONTACTMOB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CONTACTMAIL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330">
            <text:p>330</text:p>
          </table:table-cell>
          <table:table-cell office:value-type="string">
            <text:p>W</text:p>
          </table:table-cell>
          <table:table-cell/>
          <table:table-cell office:value-type="string">
            <text:p>mailto:%CALL_CONTACTMAIL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CONTACTPHONE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340">
            <text:p>3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CALL_CONTACTMOB</text:p>
          </table:table-cell>
          <table:table-cell table:formula="oooc:=[.B18]" office:value-type="string" office:string-value="CALL_CONTACT">
            <text:p>CALL_CONTACT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350">
            <text:p>3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CALL_IDOWN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CALL_OWNER</text:p>
          </table:table-cell>
          <table:table-cell office:value-type="string">
            <text:p>::getTitle(CALL_IDOWNER)</text:p>
          </table:table-cell>
          <table:table-cell table:number-columns-repeated="8"/>
          <table:table-cell table:style-name="ce34"/>
          <table:table-cell table:number-columns-repeated="24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9" office:value-type="string">
            <text:p>EVENT</text:p>
          </table:table-cell>
          <table:table-cell table:style-name="ce9" office:value-type="string">
            <text:p>Evènements appels</text:p>
          </table:table-cell>
          <table:table-cell table:style-name="ce9" table:number-columns-repeated="2"/>
          <table:table-cell table:style-name="ce9" office:value-type="string">
            <text:p>EVENT_CALL</text:p>
          </table:table-cell>
          <table:table-cell table:style-name="ce9" table:number-columns-repeated="6"/>
          <table:table-cell table:style-name="ce20"/>
          <table:table-cell table:style-name="ce9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event_call.png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9" office:value-type="string">
            <text:p>METHOD</text:p>
          </table:table-cell>
          <table:table-cell table:style-name="ce9" office:value-type="string">
            <text:p>Method.CallEvent.php</text:p>
          </table:table-cell>
          <table:table-cell table:style-name="ce9" table:number-columns-repeated="10"/>
          <table:table-cell table:style-name="ce20"/>
          <table:table-cell table:style-name="ce9" table:number-columns-repeated="243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EVFC_OTHERS</text:p>
          </table:table-cell>
          <table:table-cell table:style-name="ce26"/>
          <table:table-cell table:style-name="ce26" office:value-type="string">
            <text:p>Autr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26" office:value-type="float" office:value="1000">
            <text:p>1000</text:p>
          </table:table-cell>
          <table:table-cell table:style-name="ce26" office:value-type="string">
            <text:p>W</text:p>
          </table:table-cell>
          <table:table-cell table:style-name="ce26" table:number-columns-repeated="3"/>
          <table:table-cell table:style-name="ce33"/>
          <table:table-cell table:style-name="ce26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EVCALL_CALENDARID</text:p>
          </table:table-cell>
          <table:table-cell table:formula="oooc:=[.B33]" office:value-type="string" office:string-value="EVFC_OTHERS">
            <text:p>EVFC_OTHERS</text:p>
          </table:table-cell>
          <table:table-cell office:value-type="string">
            <text:p>Calendr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33]+10" office:value-type="float" office:value="1010">
            <text:p>10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END</text:p>
          </table:table-cell>
          <table:table-cell table:number-columns-repeated="255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none" style:country-asian="none" style:font-name-complex="Luxi Sans2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5">15/11/2006</text:date>, <text:time>10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ndez_5f_vous" style:display-name="PageStyle_Rendez_vou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Todo" style:display-name="PageStyle_Todo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ategories" style:display-name="PageStyle_Categori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ssources" style:display-name="PageStyle_Ressourc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genda" style:display-name="PageStyle_Agenda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ppel" style:display-name="PageStyle_Appe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15T09:02:13</meta:creation-date>
    <dc:date>2006-11-15T10:58:38</dc:date>
    <dc:language>fr-FR</dc:language>
    <meta:editing-cycles>3</meta:editing-cycles>
    <meta:editing-duration>PT1H56M26S</meta:editing-duration>
    <meta:user-defined meta:name="Info 1"/>
    <meta:user-defined meta:name="Info 2"/>
    <meta:user-defined meta:name="Info 3"/>
    <meta:user-defined meta:name="Info 4"/>
    <meta:document-statistic meta:table-count="7" meta:cell-count="1959"/>
  </office:meta>
</office:document-meta>
</file>